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992000003529717D6258E62C856.tif" manifest:media-type="image/tiff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.459cm" fo:text-align="end" style:justify-single-word="false" fo:text-indent="0cm" style:auto-text-indent="false">
        <style:tab-stops>
          <style:tab-stop style:position="8.026cm" style:type="center"/>
          <style:tab-stop style:position="10.262cm"/>
        </style:tab-stops>
      </style:paragraph-properties>
    </style:style>
    <style:style style:name="P2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.55cm" loext:contextual-spacing="false"/>
      <style:text-properties style:font-name="Arial" fo:font-size="16pt" style:font-size-asian="16pt" style:font-size-complex="16pt"/>
    </style:style>
    <style:style style:name="P4" style:family="paragraph" style:parent-style-name="Standard">
      <style:paragraph-properties fo:margin-top="0cm" fo:margin-bottom="0.55cm" loext:contextual-spacing="false">
        <style:tab-stops>
          <style:tab-stop style:position="14.314cm"/>
        </style:tab-stops>
      </style:paragraph-properties>
      <style:text-properties style:font-name="Arial" fo:font-size="16pt" style:font-size-asian="16pt" style:font-size-complex="16pt"/>
    </style:style>
    <style:style style:name="P5" style:family="paragraph" style:parent-style-name="Standard">
      <style:paragraph-properties fo:margin-top="0cm" fo:margin-bottom="0.55cm" loext:contextual-spacing="false" fo:text-align="justify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margin-top="0cm" fo:margin-bottom="0.55cm" loext:contextual-spacing="false" fo:text-align="center" style:justify-single-word="false"/>
    </style:style>
    <style:style style:name="P7" style:family="paragraph" style:parent-style-name="Standard">
      <style:paragraph-properties fo:margin-top="0cm" fo:margin-bottom="0.55cm" loext:contextual-spacing="false" fo:text-align="justify" style:justify-single-word="false"/>
    </style:style>
    <style:style style:name="P8" style:family="paragraph" style:parent-style-name="Standard">
      <style:paragraph-properties fo:margin-top="0cm" fo:margin-bottom="17.06cm" loext:contextual-spacing="false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top="0cm" fo:margin-bottom="0.423cm" loext:contextual-spacing="false" fo:text-align="center" style:justify-single-word="false" fo:break-before="page"/>
      <style:text-properties style:font-name="Arial" fo:font-size="18pt" fo:font-weight="bold" style:font-size-asian="18pt" style:font-weight-asian="bold" style:font-size-complex="18pt" style:font-weight-complex="bold"/>
    </style:style>
    <style:style style:name="P10" style:family="paragraph" style:parent-style-name="Index_20_1">
      <style:paragraph-properties>
        <style:tab-stops>
          <style:tab-stop style:position="16.983cm" style:type="right" style:leader-style="dotted" style:leader-text="."/>
        </style:tab-stops>
      </style:paragraph-properties>
    </style:style>
    <style:style style:name="P11" style:family="paragraph" style:parent-style-name="Index_20_2">
      <style:paragraph-properties>
        <style:tab-stops>
          <style:tab-stop style:position="0.741cm"/>
          <style:tab-stop style:position="16.559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top="0cm" fo:margin-bottom="7.43cm" loext:contextual-spacing="false" fo:text-align="justify" style:justify-single-word="false"/>
      <style:text-properties style:font-name="Arial" fo:font-size="16pt" style:font-size-asian="16pt" style:font-size-complex="16pt"/>
    </style:style>
    <style:style style:name="P13" style:family="paragraph" style:parent-style-name="Standard">
      <style:paragraph-properties fo:margin-left="1.905cm" fo:margin-right="0cm" fo:margin-top="0cm" fo:margin-bottom="0.55cm" loext:contextual-spacing="false" fo:text-align="justify" style:justify-single-word="false" fo:text-indent="0cm" style:auto-text-indent="false">
        <style:tab-stops/>
      </style:paragraph-properties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>
        <style:tab-stops/>
      </style:paragraph-properties>
      <style:text-properties officeooo:paragraph-rsid="001db485"/>
    </style:style>
    <style:style style:name="P16" style:family="paragraph" style:parent-style-name="Standard">
      <style:paragraph-properties fo:text-align="justify" style:justify-single-word="false">
        <style:tab-stops/>
      </style:paragraph-properties>
      <style:text-properties officeooo:paragraph-rsid="0024d2df"/>
    </style:style>
    <style:style style:name="P17" style:family="paragraph" style:parent-style-name="Standard">
      <style:paragraph-properties fo:text-align="justify" style:justify-single-word="false">
        <style:tab-stops/>
      </style:paragraph-properties>
      <style:text-properties officeooo:paragraph-rsid="002cdf0b"/>
    </style:style>
    <style:style style:name="P18" style:family="paragraph" style:parent-style-name="Standard">
      <style:paragraph-properties fo:text-align="justify" style:justify-single-word="false">
        <style:tab-stops/>
      </style:paragraph-properties>
      <style:text-properties officeooo:paragraph-rsid="002f0599"/>
    </style:style>
    <style:style style:name="P19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6pt" fo:font-weight="bold" officeooo:rsid="001db485" officeooo:paragraph-rsid="001db485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6pt" fo:font-weight="bold" officeooo:rsid="00223297" officeooo:paragraph-rsid="00223297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justify" style:justify-single-word="false">
        <style:tab-stops/>
      </style:paragraph-properties>
      <style:text-properties fo:font-weight="bold" officeooo:rsid="00223297" officeooo:paragraph-rsid="00223297" style:font-weight-asian="bold" style:font-weight-complex="bold"/>
    </style:style>
    <style:style style:name="P22" style:family="paragraph" style:parent-style-name="Standard">
      <style:paragraph-properties fo:text-align="justify" style:justify-single-word="false">
        <style:tab-stops/>
      </style:paragraph-properties>
      <style:text-properties fo:font-weight="bold" officeooo:rsid="00249a43" officeooo:paragraph-rsid="00249a43" style:font-weight-asian="bold" style:font-weight-complex="bold"/>
    </style:style>
    <style:style style:name="P23" style:family="paragraph" style:parent-style-name="Standard">
      <style:paragraph-properties fo:text-align="justify" style:justify-single-word="false">
        <style:tab-stops/>
      </style:paragraph-properties>
      <style:text-properties fo:font-weight="bold" officeooo:rsid="00249a43" officeooo:paragraph-rsid="0024d2df" style:font-weight-asian="bold" style:font-weight-complex="bold"/>
    </style:style>
    <style:style style:name="P24" style:family="paragraph" style:parent-style-name="Standard">
      <style:paragraph-properties fo:text-align="justify" style:justify-single-word="false">
        <style:tab-stops/>
      </style:paragraph-properties>
      <style:text-properties fo:font-size="14pt" fo:font-weight="bold" officeooo:rsid="002b0fa1" officeooo:paragraph-rsid="002b0fa1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>
        <style:tab-stops/>
      </style:paragraph-properties>
      <style:text-properties fo:font-size="14pt" fo:font-weight="bold" officeooo:rsid="002b0fa1" officeooo:paragraph-rsid="002cdf0b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>
        <style:tab-stops/>
      </style:paragraph-properties>
      <style:text-properties fo:font-size="14pt" fo:font-weight="bold" officeooo:rsid="002cdf0b" officeooo:paragraph-rsid="002cdf0b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justify" style:justify-single-word="false">
        <style:tab-stops/>
      </style:paragraph-properties>
      <style:text-properties fo:font-size="14pt" fo:font-weight="bold" officeooo:rsid="002ec601" officeooo:paragraph-rsid="002ec601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>
        <style:tab-stops/>
      </style:paragraph-properties>
      <style:text-properties fo:font-size="14pt" fo:font-weight="bold" officeooo:rsid="002ec601" officeooo:paragraph-rsid="002f0599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style:font-name="Arial" fo:font-size="16pt" style:font-size-asian="16pt" style:font-size-complex="16pt"/>
    </style:style>
    <style:style style:name="P30" style:family="paragraph" style:parent-style-name="Standard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style:font-name="Arial" fo:font-size="16pt" fo:font-weight="bold" officeooo:rsid="001d54f0" officeooo:paragraph-rsid="001d54f0" style:font-size-asian="16pt" style:font-weight-asian="bold" style:font-size-complex="16pt" style:font-weight-complex="bold"/>
    </style:style>
    <style:style style:name="P31" style:family="paragraph" style:parent-style-name="Standard">
      <style:paragraph-properties fo:margin-top="0cm" fo:margin-bottom="1.651cm" loext:contextual-spacing="false" fo:text-align="justify" style:justify-single-word="false"/>
    </style:style>
    <style:style style:name="P32" style:family="paragraph" style:parent-style-name="Standard">
      <style:paragraph-properties fo:margin-top="0cm" fo:margin-bottom="1.651cm" loext:contextual-spacing="false" fo:text-align="justify" style:justify-single-word="false"/>
      <style:text-properties fo:font-size="16pt" style:font-size-asian="16pt" style:font-size-complex="16pt"/>
    </style:style>
    <style:style style:name="P33" style:family="paragraph" style:parent-style-name="Heading_20_1">
      <style:paragraph-properties fo:text-align="center" style:justify-single-word="false"/>
      <style:text-properties style:use-window-font-color="true" style:font-name="Arial" fo:font-size="18pt" fo:font-weight="bold" style:font-name-asian="Noto Serif CJK SC" style:font-size-asian="18pt" style:font-weight-asian="bold" style:font-name-complex="FreeSans" style:font-size-complex="18pt" style:font-weight-complex="bold"/>
    </style:style>
    <style:style style:name="P34" style:family="paragraph" style:parent-style-name="Heading_20_2">
      <style:text-properties style:use-window-font-color="true" style:font-name="Arial" fo:font-size="16pt" fo:font-weight="bold" style:font-name-asian="Noto Serif CJK SC" style:font-size-asian="16pt" style:font-weight-asian="bold" style:font-name-complex="FreeSans" style:font-size-complex="16pt" style:font-weight-complex="bold"/>
    </style:style>
    <style:style style:name="P35" style:family="paragraph" style:parent-style-name="Heading_20_2" style:list-style-name="L1">
      <style:text-properties style:use-window-font-color="true" style:font-name="Arial" fo:font-size="16pt" fo:font-weight="bold" style:font-name-asian="Noto Serif CJK SC" style:font-size-asian="16pt" style:font-weight-asian="bold" style:font-name-complex="FreeSans" style:font-size-complex="16pt" style:font-weight-complex="bold"/>
    </style:style>
    <style:style style:name="P36" style:family="paragraph" style:parent-style-name="Heading_20_2" style:list-style-name="L1">
      <style:paragraph-properties fo:margin-left="1.259cm" fo:margin-right="0cm" fo:margin-top="0cm" fo:margin-bottom="0.423cm" loext:contextual-spacing="false" fo:text-indent="-0.63cm" style:auto-text-indent="false">
        <style:tab-stops/>
      </style:paragraph-properties>
      <style:text-properties style:use-window-font-color="true" style:font-name="Arial" fo:font-size="16pt" fo:font-weight="bold" style:font-name-asian="Noto Serif CJK SC" style:font-size-asian="16pt" style:font-weight-asian="bold" style:font-name-complex="FreeSans" style:font-size-complex="16pt" style:font-weight-complex="bold"/>
    </style:style>
    <style:style style:name="P37" style:family="paragraph" style:parent-style-name="Standard" style:master-page-name="MPF0">
      <style:paragraph-properties fo:margin-top="0cm" fo:margin-bottom="0.55cm" loext:contextual-spacing="false" fo:text-align="center" style:justify-single-word="false" style:page-number="auto" fo:break-before="page"/>
      <style:text-properties style:font-name="Arial" fo:font-size="22pt" fo:font-weight="bold" style:font-size-asian="22pt" style:font-weight-asian="bold" style:font-size-complex="22pt" style:font-weight-complex="bold"/>
    </style:style>
    <style:style style:name="P38" style:family="paragraph" style:parent-style-name="Standard" style:list-style-name="L2">
      <style:paragraph-properties fo:margin-top="0cm" fo:margin-bottom="0.55cm" loext:contextual-spacing="false" fo:text-align="justify" style:justify-single-word="false"/>
    </style:style>
    <style:style style:name="P39" style:family="paragraph" style:parent-style-name="Standard" style:list-style-name="L3">
      <style:paragraph-properties fo:margin-top="0cm" fo:margin-bottom="0.55cm" loext:contextual-spacing="false" fo:text-align="justify" style:justify-single-word="false"/>
    </style:style>
    <style:style style:name="P40" style:family="paragraph" style:parent-style-name="Standard" style:list-style-name="L3">
      <style:paragraph-properties fo:margin-top="0cm" fo:margin-bottom="0.55cm" loext:contextual-spacing="false" fo:text-align="justify" style:justify-single-word="false"/>
      <style:text-properties style:font-name="Arial" fo:font-size="16pt" style:font-size-asian="16pt" style:font-size-complex="16pt"/>
    </style:style>
    <style:style style:name="P41" style:family="paragraph" style:parent-style-name="Standard" style:list-style-name="L4">
      <style:paragraph-properties fo:margin-top="0cm" fo:margin-bottom="0.55cm" loext:contextual-spacing="false" fo:text-align="justify" style:justify-single-word="false"/>
      <style:text-properties style:font-name="Arial" fo:font-size="16pt" style:font-size-asian="16pt" style:font-size-complex="16pt"/>
    </style:style>
    <style:style style:name="P42" style:family="paragraph" style:parent-style-name="Standard" style:list-style-name="L3">
      <style:paragraph-properties fo:margin-top="0cm" fo:margin-bottom="0.55cm" loext:contextual-spacing="false" fo:text-align="justify" style:justify-single-word="false"/>
      <style:text-properties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43" style:family="paragraph" style:parent-style-name="Standard" style:list-style-name="L6">
      <style:paragraph-properties fo:margin-top="0cm" fo:margin-bottom="0.55cm" loext:contextual-spacing="false"/>
    </style:style>
    <style:style style:name="P44" style:family="paragraph" style:parent-style-name="Standard" style:list-style-name="L4">
      <style:paragraph-properties fo:text-align="justify" style:justify-single-word="false"/>
      <style:text-properties style:font-name="Arial" fo:font-size="16pt" style:font-size-asian="16pt" style:font-size-complex="16pt"/>
    </style:style>
    <style:style style:name="P45" style:family="paragraph" style:parent-style-name="Standard" style:list-style-name="L5">
      <style:paragraph-properties fo:text-align="justify" style:justify-single-word="false">
        <style:tab-stops/>
      </style:paragraph-properties>
      <style:text-properties style:font-name="Arial" fo:font-size="16pt" fo:font-weight="normal" officeooo:rsid="001d54f0" officeooo:paragraph-rsid="001d54f0" style:font-size-asian="16pt" style:font-weight-asian="normal" style:font-size-complex="16pt" style:font-weight-complex="normal"/>
    </style:style>
    <style:style style:name="P46" style:family="paragraph" style:parent-style-name="Standard" style:list-style-name="L5">
      <style:paragraph-properties fo:text-align="justify" style:justify-single-word="false">
        <style:tab-stops/>
      </style:paragraph-properties>
      <style:text-properties style:font-name="Arial" fo:font-size="16pt" fo:font-weight="normal" officeooo:rsid="001d69cb" officeooo:paragraph-rsid="001d69cb" style:font-size-asian="16pt" style:font-weight-asian="normal" style:font-size-complex="16pt" style:font-weight-complex="normal"/>
    </style:style>
    <style:style style:name="P47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6pt" fo:font-weight="normal" officeooo:rsid="00208072" officeooo:paragraph-rsid="001db485" style:font-size-asian="16pt" style:font-weight-asian="normal" style:font-size-complex="16pt" style:font-weight-complex="normal"/>
    </style:style>
    <style:style style:name="P48" style:family="paragraph" style:parent-style-name="Standard" style:list-style-name="L5">
      <style:paragraph-properties fo:text-align="justify" style:justify-single-word="false">
        <style:tab-stops/>
      </style:paragraph-properties>
      <style:text-properties style:font-name="Arial" fo:font-size="16pt" fo:font-weight="normal" officeooo:rsid="0035cd98" officeooo:paragraph-rsid="0035cd98" style:font-size-asian="16pt" style:font-weight-asian="normal" style:font-size-complex="16pt" style:font-weight-complex="normal"/>
    </style:style>
    <style:style style:name="P49" style:family="paragraph" style:parent-style-name="Standard" style:list-style-name="L5">
      <style:paragraph-properties fo:text-align="justify" style:justify-single-word="false">
        <style:tab-stops/>
      </style:paragraph-properties>
      <style:text-properties style:font-name="Arial" fo:font-size="16pt" fo:font-weight="normal" officeooo:rsid="00364002" officeooo:paragraph-rsid="00364002" style:font-size-asian="16pt" style:font-weight-asian="normal" style:font-size-complex="16pt" style:font-weight-complex="normal"/>
    </style:style>
    <style:style style:name="P50" style:family="paragraph" style:parent-style-name="Standard" style:list-style-name="L5">
      <style:paragraph-properties fo:text-align="justify" style:justify-single-word="false">
        <style:tab-stops/>
      </style:paragraph-properties>
      <style:text-properties style:font-name="Arial" fo:font-size="16pt" fo:font-weight="normal" officeooo:rsid="00380e7c" officeooo:paragraph-rsid="00380e7c" style:font-size-asian="16pt" style:font-weight-asian="normal" style:font-size-complex="16pt" style:font-weight-complex="normal"/>
    </style:style>
    <style:style style:name="P51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6pt" fo:font-weight="bold" officeooo:rsid="00249a43" officeooo:paragraph-rsid="00249a43" style:font-size-asian="16pt" style:font-weight-asian="bold" style:font-size-complex="16pt" style:font-weight-complex="bold"/>
    </style:style>
    <style:style style:name="P52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4pt" fo:font-weight="normal" officeooo:rsid="0024d2df" officeooo:paragraph-rsid="00249a43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4pt" fo:font-weight="normal" officeooo:rsid="002f0599" officeooo:paragraph-rsid="0034862f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4pt" fo:font-weight="normal" officeooo:rsid="0034862f" officeooo:paragraph-rsid="0034862f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4d2df" officeooo:paragraph-rsid="0024d2df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815e2" officeooo:paragraph-rsid="0024d2df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91949" officeooo:paragraph-rsid="0024d2df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91949" officeooo:paragraph-rsid="00291949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cdf0b" officeooo:paragraph-rsid="002cdf0b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b0fa1" officeooo:paragraph-rsid="002b0fa1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cdf0b" officeooo:paragraph-rsid="002b0fa1" style:font-size-asian="12.25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cdf0b" officeooo:paragraph-rsid="002cdf0b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ec601" officeooo:paragraph-rsid="002ec601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f0599" officeooo:paragraph-rsid="002ec601" style:font-size-asian="12.25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2f0599" officeooo:paragraph-rsid="002f0599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>
        <style:tab-stops/>
      </style:paragraph-properties>
      <style:text-properties fo:font-variant="normal" fo:text-transform="none" fo:color="#000000" style:font-name="Arial" fo:font-size="16pt" fo:letter-spacing="normal" fo:font-style="normal" fo:font-weight="bold" officeooo:rsid="002b0fa1" officeooo:paragraph-rsid="002b0fa1" style:font-size-asian="16pt" style:font-style-asian="normal" style:font-weight-asian="bold" style:font-size-complex="16pt" style:font-style-complex="normal" style:font-weight-complex="bold"/>
    </style:style>
    <style:style style:name="P67" style:family="paragraph" style:parent-style-name="Standard">
      <style:paragraph-properties fo:text-align="justify" style:justify-single-word="false">
        <style:tab-stops/>
      </style:paragraph-properties>
      <style:text-properties officeooo:paragraph-rsid="002f0599"/>
    </style:style>
    <style:style style:name="P68" style:family="paragraph" style:parent-style-name="Standard">
      <style:paragraph-properties fo:text-align="justify" style:justify-single-word="false">
        <style:tab-stops/>
      </style:paragraph-properties>
      <style:text-properties fo:font-weight="bold" officeooo:rsid="00249a43" officeooo:paragraph-rsid="00249a43" style:font-weight-asian="bold" style:font-weight-complex="bold"/>
    </style:style>
    <style:style style:name="P69" style:family="paragraph" style:parent-style-name="Standard">
      <style:paragraph-properties fo:text-align="justify" style:justify-single-word="false">
        <style:tab-stops/>
      </style:paragraph-properties>
      <style:text-properties fo:font-size="16pt" fo:font-weight="bold" officeooo:rsid="0034862f" officeooo:paragraph-rsid="0034862f" style:font-size-asian="16pt" style:font-weight-asian="bold" style:font-size-complex="16pt" style:font-weight-complex="bold"/>
    </style:style>
    <style:style style:name="P70" style:family="paragraph" style:parent-style-name="Standard" style:list-style-name="L7">
      <style:paragraph-properties fo:text-align="justify" style:justify-single-word="false">
        <style:tab-stops/>
      </style:paragraph-properties>
      <style:text-properties fo:font-size="14pt" fo:font-weight="bold" officeooo:rsid="0034862f" officeooo:paragraph-rsid="0034862f" style:font-size-asian="12.25pt" style:font-weight-asian="bold" style:font-size-complex="14pt" style:font-weight-complex="bold"/>
    </style:style>
    <style:style style:name="P71" style:family="paragraph" style:parent-style-name="Standard" style:list-style-name="L2">
      <style:paragraph-properties fo:margin-left="1.9cm" fo:margin-right="0cm" fo:margin-top="0.423cm" fo:margin-bottom="0.55cm" loext:contextual-spacing="false" fo:text-align="justify" style:justify-single-word="false" fo:text-indent="-0.63cm" style:auto-text-indent="false">
        <style:tab-stops/>
      </style:paragraph-properties>
    </style:style>
    <style:style style:name="P72" style:family="paragraph" style:parent-style-name="Standard" style:list-style-name="L2">
      <style:paragraph-properties fo:margin-left="1.9cm" fo:margin-right="0cm" fo:margin-top="0.423cm" fo:margin-bottom="0.55cm" loext:contextual-spacing="false" fo:text-indent="-0.63cm" style:auto-text-indent="false">
        <style:tab-stops/>
      </style:paragraph-properties>
    </style:style>
    <style:style style:name="P73" style:family="paragraph" style:parent-style-name="Standard" style:list-style-name="L3">
      <style:paragraph-properties fo:margin-left="1.259cm" fo:margin-right="0cm" fo:margin-top="0.423cm" fo:margin-bottom="0.55cm" loext:contextual-spacing="false" fo:text-align="justify" style:justify-single-word="false" fo:text-indent="-0.63cm" style:auto-text-indent="false">
        <style:tab-stops/>
      </style:paragraph-properties>
      <style:text-properties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74" style:family="paragraph" style:parent-style-name="Standard" style:list-style-name="L4">
      <style:paragraph-properties fo:margin-left="1.259cm" fo:margin-right="0cm" fo:margin-top="0cm" fo:margin-bottom="2.117cm" loext:contextual-spacing="false" fo:text-align="justify" style:justify-single-word="false" fo:text-indent="-0.63cm" style:auto-text-indent="false">
        <style:tab-stops/>
      </style:paragraph-properties>
      <style:text-properties style:font-name="Arial" fo:font-size="16pt" style:font-size-asian="16pt" style:font-size-complex="16pt"/>
    </style:style>
    <style:style style:name="P75" style:family="paragraph" style:parent-style-name="Standard" style:list-style-name="L3">
      <style:paragraph-properties fo:margin-top="0cm" fo:margin-bottom="4.403cm" loext:contextual-spacing="false" fo:text-align="justify" style:justify-single-word="false"/>
    </style:style>
    <style:style style:name="P76" style:family="paragraph" style:parent-style-name="Standard" style:list-style-name="L4">
      <style:paragraph-properties fo:text-align="center" style:justify-single-word="false" fo:break-before="page"/>
      <style:text-properties style:font-name="Arial" fo:font-size="18pt" style:text-underline-style="solid" style:text-underline-width="auto" style:text-underline-color="font-color" fo:font-weight="bold" officeooo:rsid="001d54f0" officeooo:paragraph-rsid="001d54f0" style:font-size-asian="18pt" style:font-weight-asian="bold" style:font-size-complex="18pt" style:font-weight-complex="bold"/>
    </style:style>
    <style:style style:name="P77" style:family="paragraph" style:parent-style-name="Standard" style:list-style-name="L5">
      <style:paragraph-properties fo:text-align="justify" style:justify-single-word="false" fo:break-before="page">
        <style:tab-stops/>
      </style:paragraph-properties>
      <style:text-properties style:font-name="Arial" fo:font-size="16pt" fo:font-weight="normal" officeooo:rsid="001d69cb" officeooo:paragraph-rsid="001d69cb" style:font-size-asian="16pt" style:font-weight-asian="normal" style:font-size-complex="16pt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letter-spacing="0.106cm" style:font-name-complex="Arial"/>
    </style:style>
    <style:style style:name="T3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Arial" fo:font-size="14pt" fo:font-weight="normal" officeooo:rsid="0024d2df" style:font-size-asian="14pt" style:font-weight-asian="normal" style:font-size-complex="14pt" style:font-weight-complex="normal"/>
    </style:style>
    <style:style style:name="T7" style:family="text">
      <style:text-properties style:font-name="Arial" fo:font-size="14pt" fo:font-style="italic" fo:font-weight="normal" officeooo:rsid="0024d2df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style:font-name="Arial" fo:font-size="14pt" fo:font-style="normal" fo:font-weight="normal" officeooo:rsid="0024d2df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Arial" fo:font-size="16pt" fo:font-weight="bold" style:font-size-asian="16pt" style:font-weight-asian="bold" style:font-name-complex="FreeSans" style:font-size-complex="16pt" style:font-weight-complex="bold"/>
    </style:style>
    <style:style style:name="T10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Arial" fo:font-size="16pt" fo:font-weight="bold" officeooo:rsid="001db485" style:font-size-asian="16pt" style:font-weight-asian="bold" style:font-size-complex="16pt" style:font-weight-complex="bold"/>
    </style:style>
    <style:style style:name="T12" style:family="text">
      <style:text-properties style:font-name="Arial" fo:font-size="16pt" style:font-size-asian="16pt" style:font-size-complex="16pt"/>
    </style:style>
    <style:style style:name="T13" style:family="text">
      <style:text-properties style:font-name="Arial" fo:font-size="16pt" officeooo:rsid="00208072" style:font-size-asian="16pt" style:font-size-complex="16pt"/>
    </style:style>
    <style:style style:name="T14" style:family="text">
      <style:text-properties style:font-name="Arial" fo:font-size="16pt" fo:font-style="italic" style:font-size-asian="16pt" style:font-style-asian="italic" style:font-size-complex="16pt" style:font-style-complex="italic"/>
    </style:style>
    <style:style style:name="T15" style:family="text">
      <style:text-properties style:font-name="Arial" fo:font-size="16pt" fo:font-style="italic" fo:font-weight="normal" officeooo:rsid="001f5cdd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style:font-name="Arial" fo:font-size="16pt" fo:font-weight="normal" style:font-size-asian="16pt" style:font-weight-asian="normal" style:font-size-complex="16pt" style:font-weight-complex="normal"/>
    </style:style>
    <style:style style:name="T17" style:family="text">
      <style:text-properties style:font-name="Arial" fo:font-size="16pt" fo:font-weight="normal" officeooo:rsid="001db485" style:font-size-asian="16pt" style:font-weight-asian="normal" style:font-size-complex="16pt" style:font-weight-complex="normal"/>
    </style:style>
    <style:style style:name="T18" style:family="text">
      <style:text-properties style:font-name="Arial" fo:font-size="16pt" fo:font-weight="normal" officeooo:rsid="001f5cdd" style:font-size-asian="16pt" style:font-weight-asian="normal" style:font-size-complex="16pt" style:font-weight-complex="normal"/>
    </style:style>
    <style:style style:name="T19" style:family="text">
      <style:text-properties style:font-name="Arial" fo:font-size="16pt" fo:font-weight="normal" officeooo:rsid="00208072" style:font-size-asian="16pt" style:font-weight-asian="normal" style:font-size-complex="16pt" style:font-weight-complex="normal"/>
    </style:style>
    <style:style style:name="T20" style:family="text">
      <style:text-properties style:font-name="Arial" fo:font-size="16pt" fo:font-weight="normal" officeooo:rsid="0023bd3b" style:font-size-asian="16pt" style:font-weight-asian="normal" style:font-size-complex="16pt" style:font-weight-complex="normal"/>
    </style:style>
    <style:style style:name="T21" style:family="text">
      <style:text-properties fo:color="#8496b0"/>
    </style:style>
    <style:style style:name="T22" style:family="text">
      <style:text-properties fo:color="#323e4f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style:font-name="Symbol" fo:font-size="16pt" style:font-size-asian="16pt" style:font-name-complex="FreeSans" style:font-size-complex="16pt" style:font-weight-complex="bold"/>
    </style:style>
    <style:style style:name="T25" style:family="text">
      <style:text-properties style:font-name="Calibri" fo:font-size="16pt" style:letter-kerning="false" style:font-name-asian="Times New Roman" style:font-size-asian="16pt" style:language-asian="pt" style:country-asian="PT" style:font-name-complex="Times New Roman" style:font-size-complex="16pt" style:language-complex="ar" style:country-complex="SA"/>
    </style:style>
    <style:style style:name="T26" style:family="text">
      <style:text-properties style:text-position="sub 66%" style:font-name="Arial" fo:font-size="16pt" fo:font-style="italic" style:font-size-asian="16pt" style:font-style-asian="italic" style:font-size-complex="16pt" style:font-style-complex="italic"/>
    </style:style>
    <style:style style:name="T27" style:family="text">
      <style:text-properties style:text-position="sub 65%" style:font-name="Arial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8" style:family="text">
      <style:text-properties style:text-position="sub 65%" style:font-name="Arial" fo:font-size="20pt" fo:font-style="italic" style:font-size-asian="20pt" style:font-style-asian="italic" style:font-size-complex="20pt" style:font-style-complex="italic"/>
    </style:style>
    <style:style style:name="T29" style:family="text">
      <style:text-properties fo:color="#000000" style:font-name="Arial" fo:font-size="16pt" style:font-size-asian="16pt" style:font-size-complex="16pt"/>
    </style:style>
    <style:style style:name="T30" style:family="text">
      <style:text-properties officeooo:rsid="001d69cb"/>
    </style:style>
    <style:style style:name="T31" style:family="text">
      <style:text-properties officeooo:rsid="001db485"/>
    </style:style>
    <style:style style:name="T32" style:family="text">
      <style:text-properties fo:font-variant="normal" fo:text-transform="none" fo:color="#dcddde" style:font-name="Arial" fo:font-size="14pt" fo:letter-spacing="normal" fo:font-style="normal" fo:font-weight="normal" officeooo:rsid="0024d2df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style:font-name="Arial" fo:font-size="14pt" fo:letter-spacing="normal" fo:font-style="normal" fo:font-weight="normal" officeooo:rsid="0024d2df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color="#000000" style:font-name="Arial" fo:font-size="14pt" fo:letter-spacing="normal" fo:font-style="normal" fo:font-weight="normal" officeooo:rsid="00268a4d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000000" style:font-name="Arial" fo:font-size="14pt" fo:letter-spacing="normal" fo:font-style="normal" fo:font-weight="normal" officeooo:rsid="002815e2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font-name="Arial" fo:font-size="14pt" fo:letter-spacing="normal" fo:font-style="normal" fo:font-weight="normal" officeooo:rsid="00291949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font-name="Arial" fo:font-size="14pt" fo:letter-spacing="normal" fo:font-style="normal" fo:font-weight="normal" officeooo:rsid="002b0fa1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font-name="Arial" fo:font-size="14pt" fo:letter-spacing="normal" fo:font-style="normal" fo:font-weight="normal" officeooo:rsid="002fc27e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font-name="Arial" fo:font-size="14pt" fo:letter-spacing="normal" fo:font-style="normal" fo:font-weight="normal" officeooo:rsid="002cdf0b" style:font-size-asian="12.25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00" style:font-name="Arial" fo:font-size="14pt" fo:letter-spacing="normal" fo:font-style="normal" fo:font-weight="normal" officeooo:rsid="002fc27e" style:font-size-asian="12.25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000000" style:font-name="Arial" fo:font-size="14pt" fo:letter-spacing="normal" fo:font-style="normal" fo:font-weight="bold" officeooo:rsid="00268a4d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font-variant="normal" fo:text-transform="none" fo:color="#000000" style:font-name="Arial" fo:font-size="14pt" fo:letter-spacing="normal" fo:font-style="normal" fo:font-weight="bold" officeooo:rsid="002815e2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font-variant="normal" fo:text-transform="none" fo:color="#000000" style:font-name="Arial" fo:font-size="14pt" fo:letter-spacing="normal" fo:font-style="normal" fo:font-weight="bold" officeooo:rsid="00291949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font-variant="normal" fo:text-transform="none" fo:color="#000000" style:font-name="Arial" fo:font-size="14pt" fo:letter-spacing="normal" fo:font-style="normal" fo:font-weight="bold" officeooo:rsid="002b63e0" style:font-size-asian="12.25pt" style:font-style-asian="normal" style:font-weight-asian="bold" style:font-size-complex="14pt" style:font-style-complex="normal" style:font-weight-complex="bold"/>
    </style:style>
    <style:style style:name="T45" style:family="text">
      <style:text-properties fo:font-variant="normal" fo:text-transform="none" fo:color="#000000" style:font-name="Arial" fo:font-size="14pt" fo:letter-spacing="normal" fo:font-style="normal" fo:font-weight="bold" officeooo:rsid="002cdf0b" style:font-size-asian="12.25pt" style:font-style-asian="normal" style:font-weight-asian="bold" style:font-size-complex="14pt" style:font-style-complex="normal" style:font-weight-complex="bold"/>
    </style:style>
    <style:style style:name="T46" style:family="text">
      <style:text-properties fo:font-variant="normal" fo:text-transform="none" fo:color="#000000" style:font-name="Arial" fo:font-size="14pt" fo:letter-spacing="normal" fo:font-style="normal" fo:font-weight="bold" officeooo:rsid="002fc27e" style:font-size-asian="12.25pt" style:font-style-asian="normal" style:font-weight-asian="bold" style:font-size-complex="14pt" style:font-style-complex="normal" style:font-weight-complex="bold"/>
    </style:style>
    <style:style style:name="T47" style:family="text">
      <style:text-properties fo:font-variant="normal" fo:text-transform="none" fo:color="#000000" style:font-name="Arial" fo:font-size="14pt" fo:letter-spacing="normal" fo:font-style="italic" fo:font-weight="normal" officeooo:rsid="00268a4d" style:font-size-asian="14pt" style:font-style-asian="italic" style:font-weight-asian="normal" style:font-size-complex="14pt" style:font-style-complex="italic" style:font-weight-complex="normal"/>
    </style:style>
    <style:style style:name="T48" style:family="text">
      <style:text-properties fo:font-variant="normal" fo:text-transform="none" fo:color="#000000" style:font-name="Arial" fo:font-size="16pt" fo:letter-spacing="normal" fo:font-style="normal" fo:font-weight="normal" officeooo:rsid="002815e2" style:font-size-asian="16pt" style:font-style-asian="normal" style:font-weight-asian="normal" style:font-size-complex="16pt" style:font-style-complex="normal" style:font-weight-complex="normal"/>
    </style:style>
    <style:style style:name="T49" style:family="text">
      <style:text-properties fo:font-variant="normal" fo:text-transform="none" fo:color="#000000" style:font-name="Arial" fo:letter-spacing="normal" fo:font-style="normal" style:font-style-asian="normal" style:font-style-complex="normal"/>
    </style:style>
    <style:style style:name="T50" style:family="text">
      <style:text-properties fo:font-variant="normal" fo:text-transform="none" fo:color="#000000" style:font-name="Arial" fo:letter-spacing="normal" fo:font-style="normal" officeooo:rsid="002b63e0" style:font-style-asian="normal" style:font-style-complex="normal"/>
    </style:style>
    <style:style style:name="T51" style:family="text">
      <style:text-properties fo:font-variant="normal" fo:text-transform="none" fo:color="#000000" style:font-name="Arial" fo:letter-spacing="normal" fo:font-style="normal" officeooo:rsid="002cdf0b" style:font-style-asian="normal" style:font-style-complex="normal"/>
    </style:style>
    <style:style style:name="T52" style:family="text">
      <style:text-properties fo:font-variant="normal" fo:text-transform="none" fo:color="#000000" style:font-name="Arial" fo:letter-spacing="normal" fo:font-style="normal" officeooo:rsid="002f0599" style:font-style-asian="normal" style:font-style-complex="normal"/>
    </style:style>
    <style:style style:name="T53" style:family="text">
      <style:text-properties fo:font-variant="normal" fo:text-transform="none" fo:color="#000000" style:font-name="Arial" fo:letter-spacing="normal" fo:font-style="normal" officeooo:rsid="002fc27e" style:font-style-asian="normal" style:font-style-complex="normal"/>
    </style:style>
    <style:style style:name="T54" style:family="text">
      <style:text-properties fo:font-variant="normal" fo:text-transform="none" fo:color="#000000" style:font-name="Arial" fo:letter-spacing="normal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variant="normal" fo:text-transform="none" fo:color="#000000" style:font-name="Arial" fo:letter-spacing="normal" fo:font-style="normal" fo:font-weight="normal" officeooo:rsid="002b63e0" style:font-style-asian="normal" style:font-weight-asian="normal" style:font-style-complex="normal" style:font-weight-complex="normal"/>
    </style:style>
    <style:style style:name="T56" style:family="text">
      <style:text-properties fo:font-variant="normal" fo:text-transform="none" fo:color="#000000" style:font-name="Arial" fo:letter-spacing="normal" fo:font-style="normal" fo:font-weight="normal" officeooo:rsid="002cdf0b" style:font-style-asian="normal" style:font-weight-asian="normal" style:font-style-complex="normal" style:font-weight-complex="normal"/>
    </style:style>
    <style:style style:name="T57" style:family="text">
      <style:text-properties fo:font-variant="normal" fo:text-transform="none" fo:color="#000000" style:font-name="Arial" fo:letter-spacing="normal" fo:font-style="normal" fo:font-weight="normal" officeooo:rsid="002f0599" style:font-style-asian="normal" style:font-weight-asian="normal" style:font-style-complex="normal" style:font-weight-complex="normal"/>
    </style:style>
    <style:style style:name="T58" style:family="text">
      <style:text-properties fo:font-variant="normal" fo:text-transform="none" fo:color="#000000" style:font-name="Arial" fo:letter-spacing="normal" fo:font-style="normal" fo:font-weight="normal" officeooo:rsid="002fc27e" style:font-style-asian="normal" style:font-weight-asian="normal" style:font-style-complex="normal" style:font-weight-complex="normal"/>
    </style:style>
    <style:style style:name="T59" style:family="text">
      <style:text-properties fo:font-variant="normal" fo:text-transform="none" fo:color="#000000" style:font-name="Arial" fo:letter-spacing="normal" fo:font-style="normal" fo:font-weight="normal" officeooo:rsid="002cdf0b" style:font-size-asian="14pt" style:font-style-asian="normal" style:font-weight-asian="normal" style:font-style-complex="normal" style:font-weight-complex="normal"/>
    </style:style>
    <style:style style:name="T60" style:family="text">
      <style:text-properties fo:font-variant="normal" fo:text-transform="none" fo:color="#000000" style:font-name="Arial" fo:letter-spacing="normal" fo:font-style="normal" officeooo:rsid="002cdf0b" style:font-size-asian="14pt" style:font-style-asian="normal" style:font-style-complex="normal"/>
    </style:style>
    <style:style style:name="T61" style:family="text">
      <style:text-properties fo:font-variant="normal" fo:text-transform="none" fo:color="#000000" style:font-name="Arial" fo:letter-spacing="normal" fo:font-style="italic" fo:font-weight="normal" style:font-style-asian="italic" style:font-weight-asian="normal" style:font-style-complex="italic" style:font-weight-complex="normal"/>
    </style:style>
    <style:style style:name="T62" style:family="text">
      <style:text-properties fo:font-variant="normal" fo:text-transform="none" fo:color="#000000" style:font-name="Arial" fo:letter-spacing="normal" fo:font-style="italic" fo:font-weight="normal" officeooo:rsid="002f0599" style:font-style-asian="italic" style:font-weight-asian="normal" style:font-style-complex="italic" style:font-weight-complex="normal"/>
    </style:style>
    <style:style style:name="T63" style:family="text">
      <style:text-properties fo:font-variant="normal" fo:text-transform="none" fo:color="#000000" fo:letter-spacing="normal" fo:font-style="normal" style:font-style-asian="normal" style:font-style-complex="normal"/>
    </style:style>
    <style:style style:name="T64" style:family="text">
      <style:text-properties officeooo:rsid="00343f4e"/>
    </style:style>
    <style:style style:name="T65" style:family="text">
      <style:text-properties officeooo:rsid="0035cd98"/>
    </style:style>
    <style:style style:name="T66" style:family="text">
      <style:text-properties officeooo:rsid="00364002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9cm, 0.01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middle" style:vertical-rel="baseli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Relatório CAL</text:p>
      <text:p text:style-name="P2">Tema 9 – EatExpress: Entrega de comida</text:p>
      <text:p text:style-name="P8">24 de <text:span text:style-name="T65">maio</text:span> de 2020</text:p>
      <text:p text:style-name="P6"><draw:frame draw:style-name="fr1" draw:name="Imagem1" text:anchor-type="paragraph" svg:x="0.072cm" svg:y="-10.996cm" svg:width="16.99cm" style:rel-width="scale" svg:height="5.881cm" style:rel-height="scale" draw:z-index="3"><draw:image xlink:href="Pictures/1000000000000992000003529717D6258E62C856.tif" xlink:type="simple" xlink:show="embed" xlink:actuate="onLoad" loext:mime-type="image/tiff"/></draw:frame><text:span text:style-name="Tipo_20_de_20_letra_20_predefinido_20_do_20_parágrafo"><text:span text:style-name="T3">Turma 1, Grupo 4:</text:span></text:span></text:p>
      <text:p text:style-name="P6"><text:span text:style-name="Tipo_20_de_20_letra_20_predefinido_20_do_20_parágrafo"><text:span text:style-name="T4">Carlos Lousada, </text:span></text:span><text:a xlink:type="simple" xlink:href="mailto:up201806302@fe.up.pt" office:target-frame-name="_top" xlink:show="replace" text:style-name="Internet_20_link" text:visited-style-name="Visited_20_Internet_20_Link"><text:span text:style-name="Tipo_20_de_20_letra_20_predefinido_20_do_20_parágrafo"><text:span text:style-name="T4">up201806302@fe.up.pt</text:span></text:span></text:a></text:p>
      <text:p text:style-name="P6"><text:span text:style-name="Tipo_20_de_20_letra_20_predefinido_20_do_20_parágrafo"><text:span text:style-name="T4">João Matos, </text:span></text:span><text:a xlink:type="simple" xlink:href="mailto:up201703884@fe.up.pt" office:target-frame-name="_top" xlink:show="replace" text:style-name="Internet_20_link" text:visited-style-name="Visited_20_Internet_20_Link"><text:span text:style-name="Tipo_20_de_20_letra_20_predefinido_20_do_20_parágrafo"><text:span text:style-name="T4">up201703884@fe.up.pt</text:span></text:span></text:a></text:p>
      <text:p text:style-name="P6"><text:span text:style-name="Tipo_20_de_20_letra_20_predefinido_20_do_20_parágrafo"><text:span text:style-name="T4">Pedro Queirós, </text:span></text:span><text:a xlink:type="simple" xlink:href="mailto:up201806329@fe.up.pt" office:target-frame-name="_top" xlink:show="replace" text:style-name="Internet_20_link" text:visited-style-name="Visited_20_Internet_20_Link"><text:span text:style-name="Tipo_20_de_20_letra_20_predefinido_20_do_20_parágrafo"><text:span text:style-name="T4">up</text:span></text:span></text:a><text:a xlink:type="simple" xlink:href="mailto:up201806329@fe.up.pt" office:target-frame-name="_top" xlink:show="replace" text:style-name="Internet_20_link" text:visited-style-name="Visited_20_Internet_20_Link"><text:span text:style-name="Tipo_20_de_20_letra_20_predefinido_20_do_20_parágrafo"><text:span text:style-name="T4">201806329@fe.up.pt</text:span></text:span></text:a></text:p>
      <text:p text:style-name="P9">Índice</text:p>
      <text:p text:style-name="Cabeçalho_20_do_20_Índice"/>
      <text:p text:style-name="Cabeçalho_20_do_20_Índice"/>
      <text:table-of-content text:style-name="Sect1" text:name="_TOC12">
        <text:table-of-content-source text:outline-level="3" text:use-index-marks="false">
          <text:index-title-template text:style-name="Contents_20_Heading">Índice</text:index-title-template>
          <text:table-of-content-entry-template text:outline-level="1" text:style-name="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Index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Toc38473766" office:target-frame-name="_top" xlink:show="replace" text:style-name="Internet_20_link" text:visited-style-name="Visited_20_Internet_20_Link"><text:span text:style-name="Hiperligação"><text:span text:style-name="T9">Introdução – descrição do tema</text:span></text:span></text:a><text:a xlink:type="simple" xlink:href="#_Toc38473766" office:target-frame-name="_top" xlink:show="replace" text:style-name="Internet_20_link" text:visited-style-name="Visited_20_Internet_20_Link"><text:span text:style-name="Tipo_20_de_20_letra_20_predefinido_20_do_20_parágrafo"><text:span text:style-name="T23"><text:tab/>2</text:span></text:span></text:a></text:p>
          <text:p text:style-name="P10"><text:a xlink:type="simple" xlink:href="#_Toc38473767" office:target-frame-name="_top" xlink:show="replace" text:style-name="Internet_20_link" text:visited-style-name="Visited_20_Internet_20_Link"><text:span text:style-name="Hiperligação"><text:span text:style-name="T9">Identificação e formalização do problema</text:span></text:span></text:a><text:a xlink:type="simple" xlink:href="#_Toc38473767" office:target-frame-name="_top" xlink:show="replace" text:style-name="Internet_20_link" text:visited-style-name="Visited_20_Internet_20_Link"><text:span text:style-name="Tipo_20_de_20_letra_20_predefinido_20_do_20_parágrafo"><text:span text:style-name="T23"><text:tab/>2</text:span></text:span></text:a></text:p>
          <text:p text:style-name="P11"><text:a xlink:type="simple" xlink:href="#_Toc38473768" office:target-frame-name="_top" xlink:show="replace" text:style-name="Internet_20_link" text:visited-style-name="Visited_20_Internet_20_Link"><text:span text:style-name="Hiperligação"><text:span text:style-name="T24"></text:span></text:span></text:a><text:a xlink:type="simple" xlink:href="#_Toc38473768" office:target-frame-name="_top" xlink:show="replace" text:style-name="Internet_20_link" text:visited-style-name="Visited_20_Internet_20_Link"><text:span text:style-name="Tipo_20_de_20_letra_20_predefinido_20_do_20_parágrafo"><text:span text:style-name="T25"><text:tab/></text:span></text:span></text:a><text:a xlink:type="simple" xlink:href="#_Toc38473768" office:target-frame-name="_top" xlink:show="replace" text:style-name="Internet_20_link" text:visited-style-name="Visited_20_Internet_20_Link"><text:span text:style-name="Hiperligação"><text:span text:style-name="T9">Descrição</text:span></text:span></text:a><text:a xlink:type="simple" xlink:href="#_Toc38473768" office:target-frame-name="_top" xlink:show="replace" text:style-name="Internet_20_link" text:visited-style-name="Visited_20_Internet_20_Link"><text:span text:style-name="Tipo_20_de_20_letra_20_predefinido_20_do_20_parágrafo"><text:span text:style-name="T23"><text:tab/>2</text:span></text:span></text:a></text:p>
          <text:p text:style-name="P11"><text:a xlink:type="simple" xlink:href="#_Toc38473769" office:target-frame-name="_top" xlink:show="replace" text:style-name="Internet_20_link" text:visited-style-name="Visited_20_Internet_20_Link"><text:span text:style-name="Hiperligação"><text:span text:style-name="T24"></text:span></text:span></text:a><text:a xlink:type="simple" xlink:href="#_Toc38473769" office:target-frame-name="_top" xlink:show="replace" text:style-name="Internet_20_link" text:visited-style-name="Visited_20_Internet_20_Link"><text:span text:style-name="Tipo_20_de_20_letra_20_predefinido_20_do_20_parágrafo"><text:span text:style-name="T25"><text:tab/></text:span></text:span></text:a><text:a xlink:type="simple" xlink:href="#_Toc38473769" office:target-frame-name="_top" xlink:show="replace" text:style-name="Internet_20_link" text:visited-style-name="Visited_20_Internet_20_Link"><text:span text:style-name="Hiperligação"><text:span text:style-name="T9">Dados de entrada</text:span></text:span></text:a><text:a xlink:type="simple" xlink:href="#_Toc38473769" office:target-frame-name="_top" xlink:show="replace" text:style-name="Internet_20_link" text:visited-style-name="Visited_20_Internet_20_Link"><text:span text:style-name="Tipo_20_de_20_letra_20_predefinido_20_do_20_parágrafo"><text:span text:style-name="T23"><text:tab/>3</text:span></text:span></text:a></text:p>
          <text:p text:style-name="P11"><text:a xlink:type="simple" xlink:href="#_Toc38473770" office:target-frame-name="_top" xlink:show="replace" text:style-name="Internet_20_link" text:visited-style-name="Visited_20_Internet_20_Link"><text:span text:style-name="Hiperligação"><text:span text:style-name="T24"></text:span></text:span></text:a><text:a xlink:type="simple" xlink:href="#_Toc38473770" office:target-frame-name="_top" xlink:show="replace" text:style-name="Internet_20_link" text:visited-style-name="Visited_20_Internet_20_Link"><text:span text:style-name="Tipo_20_de_20_letra_20_predefinido_20_do_20_parágrafo"><text:span text:style-name="T25"><text:tab/></text:span></text:span></text:a><text:a xlink:type="simple" xlink:href="#_Toc38473770" office:target-frame-name="_top" xlink:show="replace" text:style-name="Internet_20_link" text:visited-style-name="Visited_20_Internet_20_Link"><text:span text:style-name="Hiperligação"><text:span text:style-name="T9">Dados de saída</text:span></text:span></text:a><text:a xlink:type="simple" xlink:href="#_Toc38473770" office:target-frame-name="_top" xlink:show="replace" text:style-name="Internet_20_link" text:visited-style-name="Visited_20_Internet_20_Link"><text:span text:style-name="Tipo_20_de_20_letra_20_predefinido_20_do_20_parágrafo"><text:span text:style-name="T23"><text:tab/>4</text:span></text:span></text:a></text:p>
          <text:p text:style-name="P11"><text:a xlink:type="simple" xlink:href="#_Toc38473771" office:target-frame-name="_top" xlink:show="replace" text:style-name="Internet_20_link" text:visited-style-name="Visited_20_Internet_20_Link"><text:span text:style-name="Hiperligação"><text:span text:style-name="T24"></text:span></text:span></text:a><text:a xlink:type="simple" xlink:href="#_Toc38473771" office:target-frame-name="_top" xlink:show="replace" text:style-name="Internet_20_link" text:visited-style-name="Visited_20_Internet_20_Link"><text:span text:style-name="Tipo_20_de_20_letra_20_predefinido_20_do_20_parágrafo"><text:span text:style-name="T25"><text:tab/></text:span></text:span></text:a><text:a xlink:type="simple" xlink:href="#_Toc38473771" office:target-frame-name="_top" xlink:show="replace" text:style-name="Internet_20_link" text:visited-style-name="Visited_20_Internet_20_Link"><text:span text:style-name="Hiperligação"><text:span text:style-name="T9">Função objetivo</text:span></text:span></text:a><text:a xlink:type="simple" xlink:href="#_Toc38473771" office:target-frame-name="_top" xlink:show="replace" text:style-name="Internet_20_link" text:visited-style-name="Visited_20_Internet_20_Link"><text:span text:style-name="Tipo_20_de_20_letra_20_predefinido_20_do_20_parágrafo"><text:span text:style-name="T23"><text:tab/>4</text:span></text:span></text:a></text:p>
          <text:p text:style-name="P11"><text:a xlink:type="simple" xlink:href="#_Toc38473772" office:target-frame-name="_top" xlink:show="replace" text:style-name="Internet_20_link" text:visited-style-name="Visited_20_Internet_20_Link"><text:span text:style-name="Hiperligação"><text:span text:style-name="T24"></text:span></text:span></text:a><text:a xlink:type="simple" xlink:href="#_Toc38473772" office:target-frame-name="_top" xlink:show="replace" text:style-name="Internet_20_link" text:visited-style-name="Visited_20_Internet_20_Link"><text:span text:style-name="Tipo_20_de_20_letra_20_predefinido_20_do_20_parágrafo"><text:span text:style-name="T25"><text:tab/></text:span></text:span></text:a><text:a xlink:type="simple" xlink:href="#_Toc38473772" office:target-frame-name="_top" xlink:show="replace" text:style-name="Internet_20_link" text:visited-style-name="Visited_20_Internet_20_Link"><text:span text:style-name="Hiperligação"><text:span text:style-name="T9">Restrições</text:span></text:span></text:a><text:a xlink:type="simple" xlink:href="#_Toc38473772" office:target-frame-name="_top" xlink:show="replace" text:style-name="Internet_20_link" text:visited-style-name="Visited_20_Internet_20_Link"><text:span text:style-name="Tipo_20_de_20_letra_20_predefinido_20_do_20_parágrafo"><text:span text:style-name="T23"><text:tab/>4</text:span></text:span></text:a></text:p>
          <text:p text:style-name="P10"><text:a xlink:type="simple" xlink:href="#_Toc38473773" office:target-frame-name="_top" xlink:show="replace" text:style-name="Internet_20_link" text:visited-style-name="Visited_20_Internet_20_Link"><text:span text:style-name="Hiperligação"><text:span text:style-name="T9">Perspetiva de solução</text:span></text:span></text:a><text:a xlink:type="simple" xlink:href="#_Toc38473773" office:target-frame-name="_top" xlink:show="replace" text:style-name="Internet_20_link" text:visited-style-name="Visited_20_Internet_20_Link"><text:span text:style-name="Tipo_20_de_20_letra_20_predefinido_20_do_20_parágrafo"><text:span text:style-name="T23"><text:tab/>5</text:span></text:span></text:a></text:p>
          <text:p text:style-name="P11"><text:a xlink:type="simple" xlink:href="#_Toc38473774" office:target-frame-name="_top" xlink:show="replace" text:style-name="Internet_20_link" text:visited-style-name="Visited_20_Internet_20_Link"><text:span text:style-name="Hiperligação"><text:span text:style-name="T24"></text:span></text:span></text:a><text:a xlink:type="simple" xlink:href="#_Toc38473774" office:target-frame-name="_top" xlink:show="replace" text:style-name="Internet_20_link" text:visited-style-name="Visited_20_Internet_20_Link"><text:span text:style-name="Tipo_20_de_20_letra_20_predefinido_20_do_20_parágrafo"><text:span text:style-name="T25"><text:tab/></text:span></text:span></text:a><text:a xlink:type="simple" xlink:href="#_Toc38473774" office:target-frame-name="_top" xlink:show="replace" text:style-name="Internet_20_link" text:visited-style-name="Visited_20_Internet_20_Link"><text:span text:style-name="Hiperligação"><text:span text:style-name="T9">Algoritmos em consideração</text:span></text:span></text:a><text:a xlink:type="simple" xlink:href="#_Toc38473774" office:target-frame-name="_top" xlink:show="replace" text:style-name="Internet_20_link" text:visited-style-name="Visited_20_Internet_20_Link"><text:span text:style-name="Tipo_20_de_20_letra_20_predefinido_20_do_20_parágrafo"><text:span text:style-name="T23"><text:tab/>5</text:span></text:span></text:a></text:p>
          <text:p text:style-name="P10"><text:a xlink:type="simple" xlink:href="#_Toc38473775" office:target-frame-name="_top" xlink:show="replace" text:style-name="Internet_20_link" text:visited-style-name="Visited_20_Internet_20_Link"><text:span text:style-name="Hiperligação"><text:span text:style-name="T9">Casos de utilização</text:span></text:span></text:a><text:a xlink:type="simple" xlink:href="#_Toc38473775" office:target-frame-name="_top" xlink:show="replace" text:style-name="Internet_20_link" text:visited-style-name="Visited_20_Internet_20_Link"><text:span text:style-name="Tipo_20_de_20_letra_20_predefinido_20_do_20_parágrafo"><text:span text:style-name="T23"><text:tab/>6</text:span></text:span></text:a></text:p>
          <text:p text:style-name="P10"><text:a xlink:type="simple" xlink:href="#_Toc38473776" office:target-frame-name="_top" xlink:show="replace" text:style-name="Internet_20_link" text:visited-style-name="Visited_20_Internet_20_Link"><text:span text:style-name="Hiperligação"><text:span text:style-name="T9">Funcionalidades a implementar</text:span></text:span></text:a><text:a xlink:type="simple" xlink:href="#_Toc38473776" office:target-frame-name="_top" xlink:show="replace" text:style-name="Internet_20_link" text:visited-style-name="Visited_20_Internet_20_Link"><text:span text:style-name="Tipo_20_de_20_letra_20_predefinido_20_do_20_parágrafo"><text:span text:style-name="T23"><text:tab/>6</text:span></text:span></text:a></text:p>
          <text:p text:style-name="P10"><text:a xlink:type="simple" xlink:href="#_Toc38473777" office:target-frame-name="_top" xlink:show="replace" text:style-name="Internet_20_link" text:visited-style-name="Visited_20_Internet_20_Link"><text:span text:style-name="Hiperligação"><text:span text:style-name="T9">Conclusão</text:span></text:span></text:a><text:a xlink:type="simple" xlink:href="#_Toc38473777" office:target-frame-name="_top" xlink:show="replace" text:style-name="Internet_20_link" text:visited-style-name="Visited_20_Internet_20_Link"><text:span text:style-name="Tipo_20_de_20_letra_20_predefinido_20_do_20_parágrafo"><text:span text:style-name="T23"><text:tab/>7</text:span></text:span></text:a></text:p>
          <text:p text:style-name="P10"><text:a xlink:type="simple" xlink:href="#_Toc38473778" office:target-frame-name="_top" xlink:show="replace" text:style-name="Internet_20_link" text:visited-style-name="Visited_20_Internet_20_Link"><text:span text:style-name="Hiperligação"><text:span text:style-name="T9">Bibliografia</text:span></text:span></text:a><text:a xlink:type="simple" xlink:href="#_Toc38473778" office:target-frame-name="_top" xlink:show="replace" text:style-name="Internet_20_link" text:visited-style-name="Visited_20_Internet_20_Link"><text:span text:style-name="Tipo_20_de_20_letra_20_predefinido_20_do_20_parágrafo"><text:span text:style-name="T23"><text:tab/>8</text:span></text:span></text:a></text:p>
        </text:index-body>
      </text:table-of-content>
      <text:p text:style-name="Normal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h text:style-name="P33" text:outline-level="1"><text:bookmark-start text:name="_Toc38473766"/><text:soft-page-break/>Introdução – descrição do tema<text:bookmark-end text:name="_Toc38473766"/></text:h>
      <text:p text:style-name="P5"><text:tab/></text:p>
      <text:p text:style-name="P5">O trabalho consiste em desenvolver uma aplicação que permita a uma empresa de entrega de comida (EatExpress) determinar que percursos os seus estafetas devem utilizar, sendo que estes podem usar diversos meios de transporte, de forma a minimizar o tempo de espera do cliente. Relativamente aos clientes, estes podem escolher um restaurante e o prato que querem. Por fim, o sistema também terá em conta acidentes ou obras que possam inviabilizar certos percursos.</text:p>
      <text:p text:style-name="P7"/>
      <text:p text:style-name="P7"/>
      <text:h text:style-name="P33" text:outline-level="1"><text:bookmark-start text:name="_Toc38473767"/>Identificação e formalização do problema<text:bookmark-end text:name="_Toc38473767"/></text:h>
      <text:p text:style-name="Normal"/>
      <text:p text:style-name="Normal"/>
      <text:p text:style-name="Normal"/>
      <text:list xml:id="list1302794794" text:style-name="L1">
        <text:list-item>
          <text:p text:style-name="P36"><text:bookmark-start text:name="_Toc38473768"/>Descrição<text:bookmark-end text:name="_Toc38473768"/></text:p>
        </text:list-item>
      </text:list>
      <text:p text:style-name="P12">Uma utilização típica do programa requer o cálculo do trajeto mais curto entre o estafeta e o restaurante que o cliente requisitou, assim como o cálculo posterior do caminho do restaurante à localização do cliente, formando assim o trajeto completo do estafeta. Desta forma, os dados apresentados abaixo refletem o cálculo de uma das componentes do caminho total. O algoritmo repetir-se-á para a segunda parte do itinerário.</text:p>
      <text:list xml:id="list213240579404506" text:continue-numbering="true" text:style-name="L1">
        <text:list-item>
          <text:p text:style-name="P35"><text:bookmark-start text:name="_Toc38473769"/><text:soft-page-break/>Dados de entrada<text:bookmark-end text:name="_Toc38473769"/></text:p>
        </text:list-item>
      </text:list>
      <text:list xml:id="list2151449476" text:style-name="L2">
        <text:list-item>
          <text:list>
            <text:list-item>
              <text:p text:style-name="P71"><text:span text:style-name="Tipo_20_de_20_letra_20_predefinido_20_do_20_parágrafo"><text:span text:style-name="T12">Grafo com vértices e arestas (que representam, respetivamente, interseções e vias na rede), representado por G(V,E), será armazenado sob a forma de um vetor de vértices</text:span></text:span></text:p>
              <text:list>
                <text:list-item>
                  <text:p text:style-name="P38"><text:span text:style-name="Tipo_20_de_20_letra_20_predefinido_20_do_20_parágrafo"><text:span text:style-name="T12">Arestas (</text:span></text:span><draw:frame draw:style-name="fr2" draw:name="1" text:anchor-type="as-char" svg:width="1.005cm" style:rel-width="scale" svg:height="0.503cm" style:rel-height="scale" draw:z-index="0"><draw:object xlink:href="./Object 1" xlink:type="simple" xlink:show="embed" xlink:actuate="onLoad"/><draw:image xlink:href="./ObjectReplacements/Object 1" xlink:type="simple" xlink:show="embed" xlink:actuate="onLoad"/></draw:frame><text:span text:style-name="Tipo_20_de_20_letra_20_predefinido_20_do_20_parágrafo"><text:span text:style-name="T12">) contêm:</text:span></text:span></text:p>
                  <text:list>
                    <text:list-item>
                      <text:p text:style-name="P38"><text:span text:style-name="Tipo_20_de_20_letra_20_predefinido_20_do_20_parágrafo"><text:span text:style-name="T12">número de ID (</text:span></text:span><text:span text:style-name="Tipo_20_de_20_letra_20_predefinido_20_do_20_parágrafo"><text:span text:style-name="T14">id(e)</text:span></text:span><text:span text:style-name="Tipo_20_de_20_letra_20_predefinido_20_do_20_parágrafo"><text:span text:style-name="T12">)</text:span></text:span></text:p>
                    </text:list-item>
                    <text:list-item>
                      <text:p text:style-name="P38"><text:span text:style-name="Tipo_20_de_20_letra_20_predefinido_20_do_20_parágrafo"><text:span text:style-name="T12">peso (a distância física entre os nós que liga), representado por </text:span></text:span><text:span text:style-name="Tipo_20_de_20_letra_20_predefinido_20_do_20_parágrafo"><text:span text:style-name="T14">distance</text:span></text:span><text:span text:style-name="Tipo_20_de_20_letra_20_predefinido_20_do_20_parágrafo"><text:span text:style-name="T26">ij</text:span></text:span><text:span text:style-name="Tipo_20_de_20_letra_20_predefinido_20_do_20_parágrafo"><text:span text:style-name="T27"> </text:span></text:span><text:span text:style-name="Tipo_20_de_20_letra_20_predefinido_20_do_20_parágrafo"><text:span text:style-name="T12">ou </text:span></text:span><text:span text:style-name="Tipo_20_de_20_letra_20_predefinido_20_do_20_parágrafo"><text:span text:style-name="T14">weight(e)</text:span></text:span></text:p>
                    </text:list-item>
                    <text:list-item>
                      <text:p text:style-name="P38"><text:span text:style-name="Tipo_20_de_20_letra_20_predefinido_20_do_20_parágrafo"><text:span text:style-name="T12">campo (booleano) a indicar se a aresta está disponível (no caso de haver obras ou acidentes), representado por </text:span></text:span><text:span text:style-name="Tipo_20_de_20_letra_20_predefinido_20_do_20_parágrafo"><text:span text:style-name="T14">disp</text:span></text:span><text:span text:style-name="Tipo_20_de_20_letra_20_predefinido_20_do_20_parágrafo"><text:span text:style-name="T26">ij</text:span></text:span><text:span text:style-name="Tipo_20_de_20_letra_20_predefinido_20_do_20_parágrafo"><text:span text:style-name="T28"> </text:span></text:span><text:span text:style-name="Tipo_20_de_20_letra_20_predefinido_20_do_20_parágrafo"><text:span text:style-name="T12">ou</text:span></text:span><text:span text:style-name="Tipo_20_de_20_letra_20_predefinido_20_do_20_parágrafo"><text:span text:style-name="T28"> </text:span></text:span><text:span text:style-name="Tipo_20_de_20_letra_20_predefinido_20_do_20_parágrafo"><text:span text:style-name="T14">disp(e)</text:span></text:span></text:p>
                    </text:list-item>
                    <text:list-item>
                      <text:p text:style-name="P38"><text:span text:style-name="Tipo_20_de_20_letra_20_predefinido_20_do_20_parágrafo"><text:span text:style-name="T12">vértice de destino, guardado como um apontador (</text:span></text:span><text:span text:style-name="Tipo_20_de_20_letra_20_predefinido_20_do_20_parágrafo"><text:span text:style-name="T14">dest(e)</text:span></text:span><text:span text:style-name="Tipo_20_de_20_letra_20_predefinido_20_do_20_parágrafo"><text:span text:style-name="T12">)</text:span></text:span></text:p>
                    </text:list-item>
                  </text:list>
                </text:list-item>
                <text:list-item>
                  <text:p text:style-name="P38"><text:span text:style-name="Tipo_20_de_20_letra_20_predefinido_20_do_20_parágrafo"><text:span text:style-name="T12">Vértices (</text:span></text:span><draw:frame draw:style-name="fr2" draw:name="2" text:anchor-type="as-char" svg:width="1.032cm" style:rel-width="scale" svg:height="0.503cm" style:rel-height="scale" draw:z-index="1"><draw:object xlink:href="./Object 2" xlink:type="simple" xlink:show="embed" xlink:actuate="onLoad"/><draw:image xlink:href="./ObjectReplacements/Object 2" xlink:type="simple" xlink:show="embed" xlink:actuate="onLoad"/></draw:frame><text:span text:style-name="Tipo_20_de_20_letra_20_predefinido_20_do_20_parágrafo"><text:span text:style-name="T12">) contêm:</text:span></text:span></text:p>
                  <text:list>
                    <text:list-item>
                      <text:p text:style-name="P38"><text:span text:style-name="Tipo_20_de_20_letra_20_predefinido_20_do_20_parágrafo"><text:span text:style-name="T12">número de ID (</text:span></text:span><text:span text:style-name="Tipo_20_de_20_letra_20_predefinido_20_do_20_parágrafo"><text:span text:style-name="T14">id(v)</text:span></text:span><text:span text:style-name="Tipo_20_de_20_letra_20_predefinido_20_do_20_parágrafo"><text:span text:style-name="T12">)</text:span></text:span></text:p>
                    </text:list-item>
                    <text:list-item>
                      <text:p text:style-name="P38"><text:span text:style-name="Tipo_20_de_20_letra_20_predefinido_20_do_20_parágrafo"><text:span text:style-name="T12">conteúdo do nó (uma classe com a posição geográfica), representado por </text:span></text:span><text:span text:style-name="Tipo_20_de_20_letra_20_predefinido_20_do_20_parágrafo"><text:span text:style-name="T14">info(v)</text:span></text:span></text:p>
                    </text:list-item>
                    <text:list-item>
                      <text:p text:style-name="P38"><text:span text:style-name="Tipo_20_de_20_letra_20_predefinido_20_do_20_parágrafo"><text:span text:style-name="T12">conjunto das arestas que dele partem (</text:span></text:span><text:span text:style-name="Tipo_20_de_20_letra_20_predefinido_20_do_20_parágrafo"><text:span text:style-name="T14">adj(v)</text:span></text:span><text:span text:style-name="Tipo_20_de_20_letra_20_predefinido_20_do_20_parágrafo"><text:span text:style-name="T12">)</text:span></text:span></text:p>
                    </text:list-item>
                    <text:list-item>
                      <text:p text:style-name="P38"><text:span text:style-name="Tipo_20_de_20_letra_20_predefinido_20_do_20_parágrafo"><text:span text:style-name="T12">um campo (booleano) auxiliar a indicar se já foi visitado (usado pelos algoritmos), representado por </text:span></text:span><text:span text:style-name="Tipo_20_de_20_letra_20_predefinido_20_do_20_parágrafo"><text:span text:style-name="T14">visited(v)</text:span></text:span></text:p>
                    </text:list-item>
                    <text:list-item>
                      <text:p text:style-name="P38"><text:span text:style-name="Tipo_20_de_20_letra_20_predefinido_20_do_20_parágrafo"><text:span text:style-name="T12">um campo com a distância ao vértice inicial (</text:span></text:span><text:span text:style-name="Tipo_20_de_20_letra_20_predefinido_20_do_20_parágrafo"><text:span text:style-name="T14">dist(v)</text:span></text:span><text:span text:style-name="Tipo_20_de_20_letra_20_predefinido_20_do_20_parágrafo"><text:span text:style-name="T12">)</text:span></text:span></text:p>
                    </text:list-item>
                    <text:list-item>
                      <text:p text:style-name="P38"><text:span text:style-name="Tipo_20_de_20_letra_20_predefinido_20_do_20_parágrafo"><text:span text:style-name="T12">o índice a usar na fila de prioridade (</text:span></text:span><text:span text:style-name="Tipo_20_de_20_letra_20_predefinido_20_do_20_parágrafo"><text:span text:style-name="T14">queueIndex(v)</text:span></text:span><text:span text:style-name="Tipo_20_de_20_letra_20_predefinido_20_do_20_parágrafo"><text:span text:style-name="T12">)</text:span></text:span></text:p>
                    </text:list-item>
                    <text:list-item>
                      <text:p text:style-name="P38"><text:span text:style-name="Tipo_20_de_20_letra_20_predefinido_20_do_20_parágrafo"><text:span text:style-name="T12">uma etiqueta a dizer se o nó é um cliente, estafeta, restaurante ou nenhum deles (</text:span></text:span><text:span text:style-name="Tipo_20_de_20_letra_20_predefinido_20_do_20_parágrafo"><text:span text:style-name="T14">tag(v)</text:span></text:span><text:span text:style-name="Tipo_20_de_20_letra_20_predefinido_20_do_20_parágrafo"><text:span text:style-name="T12">)</text:span></text:span></text:p>
                    </text:list-item>
                  </text:list>
                </text:list-item>
              </text:list>
            </text:list-item>
            <text:list-item>
              <text:p text:style-name="P38"><text:soft-page-break/><text:span text:style-name="Tipo_20_de_20_letra_20_predefinido_20_do_20_parágrafo"><text:span text:style-name="T12">Um vértice origem (início do percurso), representado por </text:span></text:span><text:span text:style-name="Tipo_20_de_20_letra_20_predefinido_20_do_20_parágrafo"><text:span text:style-name="T14">source</text:span></text:span></text:p>
            </text:list-item>
            <text:list-item>
              <text:p text:style-name="P38"><text:span text:style-name="Tipo_20_de_20_letra_20_predefinido_20_do_20_parágrafo"><text:span text:style-name="T12">Um vértice destino (fim do percurso), representado por </text:span></text:span><text:span text:style-name="Tipo_20_de_20_letra_20_predefinido_20_do_20_parágrafo"><text:span text:style-name="T14">dest</text:span></text:span></text:p>
            </text:list-item>
          </text:list>
        </text:list-item>
      </text:list>
      <text:list xml:id="list151849033685662" text:style-name="L1">
        <text:list-item>
          <text:p text:style-name="P35"><text:bookmark-start text:name="_Toc38473770"/>Dados de saída<text:bookmark-end text:name="_Toc38473770"/></text:p>
        </text:list-item>
      </text:list>
      <text:list xml:id="list151848657773690" text:style-name="L2">
        <text:list-item>
          <text:list>
            <text:list-item>
              <text:p text:style-name="P71"><text:span text:style-name="Tipo_20_de_20_letra_20_predefinido_20_do_20_parágrafo"><text:span text:style-name="T12">Percurso mais curto entre a origem e o destino (sob a forma de um vetor de apontadores para vértices), representado por </text:span></text:span><text:span text:style-name="Tipo_20_de_20_letra_20_predefinido_20_do_20_parágrafo"><text:span text:style-name="T14">path</text:span></text:span></text:p>
            </text:list-item>
          </text:list>
        </text:list-item>
      </text:list>
      <text:list xml:id="list151848544088241" text:style-name="L1">
        <text:list-item>
          <text:p text:style-name="P35"><text:bookmark-start text:name="_Toc38473771"/>Função objetivo<text:bookmark-end text:name="_Toc38473771"/></text:p>
        </text:list-item>
      </text:list>
      <text:list xml:id="list151849969065360" text:style-name="L2">
        <text:list-item>
          <text:list>
            <text:list-item>
              <text:p text:style-name="P72"><text:span text:style-name="Tipo_20_de_20_letra_20_predefinido_20_do_20_parágrafo"><text:span text:style-name="T12">O mínimo do somatório dos pesos das arestas que ligam os vértices pertencentes ao percurso <text:line-break/>(min (</text:span></text:span><text:span text:style-name="Tipo_20_de_20_letra_20_predefinido_20_do_20_parágrafo"><text:span text:style-name="T23">Σ</text:span></text:span><text:span text:style-name="Tipo_20_de_20_letra_20_predefinido_20_do_20_parágrafo"><text:span text:style-name="T12"> </text:span></text:span><text:span text:style-name="Tipo_20_de_20_letra_20_predefinido_20_do_20_parágrafo"><text:span text:style-name="T14">distance</text:span></text:span><text:span text:style-name="Tipo_20_de_20_letra_20_predefinido_20_do_20_parágrafo"><text:span text:style-name="T26">ij</text:span></text:span><text:span text:style-name="Tipo_20_de_20_letra_20_predefinido_20_do_20_parágrafo"><text:span text:style-name="T12">, </text:span></text:span><draw:frame draw:style-name="fr2" draw:name="3" text:anchor-type="as-char" svg:width="4.022cm" style:rel-width="scale" svg:height="0.609cm" style:rel-height="scale" draw:z-index="2"><draw:object xlink:href="./Object 3" xlink:type="simple" xlink:show="embed" xlink:actuate="onLoad"/><draw:image xlink:href="./ObjectReplacements/Object 3" xlink:type="simple" xlink:show="embed" xlink:actuate="onLoad"/></draw:frame><text:span text:style-name="Tipo_20_de_20_letra_20_predefinido_20_do_20_parágrafo"><text:span text:style-name="T12"><text:s/>))</text:span></text:span></text:p>
            </text:list-item>
          </text:list>
        </text:list-item>
      </text:list>
      <text:list xml:id="list151848410635323" text:style-name="L1">
        <text:list-item>
          <text:p text:style-name="P35"><text:bookmark-start text:name="_Toc38473772"/>Restrições<text:bookmark-end text:name="_Toc38473772"/></text:p>
        </text:list-item>
      </text:list>
      <text:list xml:id="list151850030169293" text:style-name="L2">
        <text:list-item>
          <text:list>
            <text:list-item>
              <text:p text:style-name="P71"><text:span text:style-name="Tipo_20_de_20_letra_20_predefinido_20_do_20_parágrafo"><text:span text:style-name="T12">Os números de ID não podem ser negativos <text:line-break/>(</text:span></text:span><text:span text:style-name="Tipo_20_de_20_letra_20_predefinido_20_do_20_parágrafo"><text:span text:style-name="T14">id(v)</text:span></text:span><text:span text:style-name="Tipo_20_de_20_letra_20_predefinido_20_do_20_parágrafo"><text:span text:style-name="T12"> &gt; 0, </text:span></text:span><text:span text:style-name="Tipo_20_de_20_letra_20_predefinido_20_do_20_parágrafo"><text:span text:style-name="T14">id(e)</text:span></text:span><text:span text:style-name="Tipo_20_de_20_letra_20_predefinido_20_do_20_parágrafo"><text:span text:style-name="T12"> &gt; 0)</text:span></text:span></text:p>
            </text:list-item>
            <text:list-item>
              <text:p text:style-name="P38"><text:span text:style-name="Tipo_20_de_20_letra_20_predefinido_20_do_20_parágrafo"><text:span text:style-name="T12">Os pesos das arestas têm de ser números positivos (</text:span></text:span><text:span text:style-name="Tipo_20_de_20_letra_20_predefinido_20_do_20_parágrafo"><text:span text:style-name="T14">weight(e)</text:span></text:span><text:span text:style-name="Tipo_20_de_20_letra_20_predefinido_20_do_20_parágrafo"><text:span text:style-name="T12"> &gt; 0 ou </text:span></text:span><text:span text:style-name="Tipo_20_de_20_letra_20_predefinido_20_do_20_parágrafo"><text:span text:style-name="T14">distance</text:span></text:span><text:span text:style-name="Tipo_20_de_20_letra_20_predefinido_20_do_20_parágrafo"><text:span text:style-name="T26">ij </text:span></text:span><text:span text:style-name="Tipo_20_de_20_letra_20_predefinido_20_do_20_parágrafo"><text:span text:style-name="T12">&gt; 0, visto que representam distâncias físicas)</text:span></text:span></text:p>
            </text:list-item>
            <text:list-item>
              <text:p text:style-name="P38"><text:span text:style-name="Tipo_20_de_20_letra_20_predefinido_20_do_20_parágrafo"><text:span text:style-name="T12">A distância ao vértice inicial necessita de ser maior que zero (</text:span></text:span><text:span text:style-name="Tipo_20_de_20_letra_20_predefinido_20_do_20_parágrafo"><text:span text:style-name="T14">dist(v)</text:span></text:span><text:span text:style-name="Tipo_20_de_20_letra_20_predefinido_20_do_20_parágrafo"><text:span text:style-name="T12"> </text:span></text:span><text:span text:style-name="Tipo_20_de_20_letra_20_predefinido_20_do_20_parágrafo"><text:span text:style-name="T29">&gt;</text:span></text:span><text:span text:style-name="Tipo_20_de_20_letra_20_predefinido_20_do_20_parágrafo"><text:span text:style-name="T12"> 0) de acordo com o que foi mencionado no ponto anterior (só poderá ser zero na origem do caminho)</text:span></text:span></text:p>
            </text:list-item>
            <text:list-item>
              <text:p text:style-name="P38"><text:span text:style-name="Tipo_20_de_20_letra_20_predefinido_20_do_20_parágrafo"><text:span text:style-name="T12">Tem de haver um mínimo de arestas disponível de forma a ser possível a construção de percursos</text:span></text:span></text:p>
            </text:list-item>
            <text:list-item>
              <text:p text:style-name="P38"><text:span text:style-name="Tipo_20_de_20_letra_20_predefinido_20_do_20_parágrafo"><text:span text:style-name="T12">Os vértices de origem e de destino têm de ser distintos<text:line-break/>(</text:span></text:span><text:span text:style-name="Tipo_20_de_20_letra_20_predefinido_20_do_20_parágrafo"><text:span text:style-name="T14">orig</text:span></text:span><text:span text:style-name="Tipo_20_de_20_letra_20_predefinido_20_do_20_parágrafo"><text:span text:style-name="T12"> </text:span></text:span><text:span text:style-name="Tipo_20_de_20_letra_20_predefinido_20_do_20_parágrafo"><text:span text:style-name="T29">≠</text:span></text:span><text:span text:style-name="Tipo_20_de_20_letra_20_predefinido_20_do_20_parágrafo"><text:span text:style-name="T12"> </text:span></text:span><text:span text:style-name="Tipo_20_de_20_letra_20_predefinido_20_do_20_parágrafo"><text:span text:style-name="T14">dest)</text:span></text:span></text:p>
            </text:list-item>
            <text:list-item>
              <text:p text:style-name="P38"><text:span text:style-name="Tipo_20_de_20_letra_20_predefinido_20_do_20_parágrafo"><text:span text:style-name="T12">Têm de existir arestas entre os vértices que constituem o percurso</text:span></text:span></text:p>
            </text:list-item>
            <text:list-item>
              <text:p text:style-name="P38"><text:span text:style-name="Tipo_20_de_20_letra_20_predefinido_20_do_20_parágrafo"><text:span text:style-name="T12">O índice a usar na fila de prioridade não pode ser inferior a zero (uma limitação imposta pela implementação de </text:span></text:span><text:span text:style-name="Tipo_20_de_20_letra_20_predefinido_20_do_20_parágrafo"><text:span text:style-name="T14">MutablePriorityQueue</text:span></text:span><text:span text:style-name="Tipo_20_de_20_letra_20_predefinido_20_do_20_parágrafo"><text:span text:style-name="T12"> fornecida)</text:span></text:span></text:p>
            </text:list-item>
          </text:list>
        </text:list-item>
      </text:list>
      <text:p text:style-name="P13"><text:soft-page-break/></text:p>
      <text:p text:style-name="P13"/>
      <text:h text:style-name="P33" text:outline-level="1"><text:bookmark-start text:name="_Toc38473773"/>Perspetiva de solução<text:bookmark-end text:name="_Toc38473773"/></text:h>
      <text:p text:style-name="Normal"/>
      <text:p text:style-name="Normal"/>
      <text:p text:style-name="Normal"/>
      <text:h text:style-name="P34" text:outline-level="2"><text:bookmark-start text:name="_Toc38473774"/>Algoritmos em consideração:<text:bookmark-end text:name="_Toc38473774"/></text:h>
      <text:list xml:id="list1160899638" text:style-name="L3">
        <text:list-item>
          <text:p text:style-name="P73">Pesquisa bidirecional usando o algoritmo de Dijkstra</text:p>
          <text:list>
            <text:list-item>
              <text:p text:style-name="P40">O algoritmo teria uma implementação semelhante à usada nas aulas práticas, com algumas diferenças:</text:p>
              <text:list>
                <text:list-item>
                  <text:p text:style-name="P39"><text:span text:style-name="Tipo_20_de_20_letra_20_predefinido_20_do_20_parágrafo"><text:span text:style-name="T12">O percurso seria guardado num vetor de apontadores</text:span></text:span></text:p>
                </text:list-item>
                <text:list-item>
                  <text:p text:style-name="P39"><text:span text:style-name="Tipo_20_de_20_letra_20_predefinido_20_do_20_parágrafo"><text:span text:style-name="T12">Quando há arestas indisponíveis (seja porque ocorreu um acidente ou obras), estas são ignoradas</text:span></text:span></text:p>
                </text:list-item>
              </text:list>
            </text:list-item>
          </text:list>
        </text:list-item>
        <text:list-item>
          <text:p text:style-name="P42">Pesquisa bidirecional usando o algoritmo A*</text:p>
          <text:list>
            <text:list-item>
              <text:p text:style-name="P40">O algoritmo teria uma implementação semelhante ao de Dijkstra explicado acima, com algumas diferenças:</text:p>
              <text:list>
                <text:list-item>
                  <text:p text:style-name="P39"><text:span text:style-name="Tipo_20_de_20_letra_20_predefinido_20_do_20_parágrafo"><text:span text:style-name="T12">Os vértices têm um campo adicional onde é armazenada uma estimativa da distância desse vértice ao destino</text:span></text:span></text:p>
                </text:list-item>
                <text:list-item>
                  <text:p text:style-name="P39"><text:span text:style-name="Tipo_20_de_20_letra_20_predefinido_20_do_20_parágrafo"><text:span text:style-name="T12">Quando são realizadas as verificações aos vértices adjacentes, em vez de apenas comparar a distância de um vértice adjacente à origem com a soma da distância do vértice atual e o peso da aresta, soma-se também o valor estimado</text:span></text:span> <text:span text:style-name="Tipo_20_de_20_letra_20_predefinido_20_do_20_parágrafo"><text:span text:style-name="T12">e só depois se realiza a comparação</text:span></text:span></text:p>
                </text:list-item>
                <text:list-item>
                  <text:p text:style-name="P75"><text:span text:style-name="Tipo_20_de_20_letra_20_predefinido_20_do_20_parágrafo"><text:span text:style-name="T12">Para a estimativa usar-se-ia a distância Euclidiana</text:span></text:span></text:p>
                </text:list-item>
              </text:list>
            </text:list-item>
          </text:list>
        </text:list-item>
      </text:list>
      <text:h text:style-name="P33" text:outline-level="1"><text:bookmark-start text:name="_Toc38473775"/><text:soft-page-break/>Casos de utilização<text:bookmark-end text:name="_Toc38473775"/></text:h>
      <text:p text:style-name="Normal"/>
      <text:p text:style-name="Normal"/>
      <text:p text:style-name="Normal"/>
      <text:list xml:id="list2047961153" text:style-name="L4">
        <text:list-item>
          <text:p text:style-name="P41">Caso em que só há um estafeta com capacidade ilimitada para carga</text:p>
        </text:list-item>
        <text:list-item>
          <text:p text:style-name="P41">Caso em que há vários estafetas (com meios de deslocação possivelmente diferentes), ainda com capacidade ilimitada</text:p>
        </text:list-item>
        <text:list-item>
          <text:p text:style-name="P74">Caso em que há vários estafetas (com meios de deslocação possivelmente diferentes), mas com uma capacidade de carga limitada</text:p>
        </text:list-item>
      </text:list>
      <text:h text:style-name="P33" text:outline-level="1"><text:bookmark-start text:name="_Toc38473776"/>Funcionalidades a implementar<text:bookmark-end text:name="_Toc38473776"/></text:h>
      <text:p text:style-name="Normal"/>
      <text:p text:style-name="Normal"/>
      <text:p text:style-name="Normal"/>
      <text:list xml:id="list213240800002112" text:continue-numbering="true" text:style-name="L4">
        <text:list-item>
          <text:p text:style-name="P41">Funcionalidades CRUD (inserir clientes e estafetas, visualizar a sua informação, atualizar a sua informação ou removê-los)</text:p>
        </text:list-item>
        <text:list-item>
          <text:p text:style-name="P41">Realizar uma encomenda (da perspetiva do cliente)</text:p>
        </text:list-item>
        <text:list-item>
          <text:p text:style-name="P44">Atribuir uma encomenda ao “melhor estafeta” (de acordo com vários critérios como proximidade e capacidade de carga)</text:p>
          <text:p text:style-name="P76">Segunda parte</text:p>
        </text:list-item>
      </text:list>
      <text:p text:style-name="P29"/>
      <text:p text:style-name="P29"/>
      <text:p text:style-name="P30">Casos de utilização</text:p>
      <text:p text:style-name="P30"/>
      <text:list xml:id="list3341402492" text:style-name="L5">
        <text:list-item>
          <text:p text:style-name="P45">Gestão de clientes e estafetas através de funcionalidades CRUD:</text:p>
          <text:list>
            <text:list-item>
              <text:p text:style-name="P48"><text:span text:style-name="T66">Criar</text:span> clientes, estafetas <text:span text:style-name="T66">e encomendas</text:span></text:p>
            </text:list-item>
            <text:list-item>
              <text:p text:style-name="P48">Remover clientes, estafetas <text:span text:style-name="T66">e encomendas</text:span></text:p>
            </text:list-item>
            <text:list-item>
              <text:p text:style-name="P48">Visualização de informação sobre clientes, estafetas <text:span text:style-name="T66">e encomendas</text:span></text:p>
            </text:list-item>
            <text:list-item>
              <text:p text:style-name="P49">Ler a atualizar os ficheiros dos elementos mencionados anterioremente</text:p>
            </text:list-item>
          </text:list>
        </text:list-item>
        <text:list-item>
          <text:p text:style-name="P45">Cálculo dos caminhos mais curtos a serem usados pelo estafeta (são sempre calculados dois caminhos, um do estafeta para o restaurante e outro do restaurante para o cliente). <text:span text:style-name="T30">Em relação a esta parte do programa, destacam-se alguns pontos</text:span>:</text:p>
          <text:list>
            <text:list-item>
              <text:p text:style-name="P45">É possível reportar obras <text:span text:style-name="T30">na rede viária, o algoritmo ignorará arestas do grafo onde existam obras</text:span></text:p>
            </text:list-item>
            <text:list-item>
              <text:p text:style-name="P46">O programa terá em conta a quantidade de pratos que terão de ser transportados e apenas selecionará estafetas que possuam um <text:span text:style-name="T66">meio de</text:span> transporte com a capacidade necessária</text:p>
            </text:list-item>
            <text:list-item>
              <text:p text:style-name="P46">O melhor estafeta a usar para uma determinada entrega também é calculado pelo programa tendo em conta a distância deste ao restaurante e a velocidade do seu meio de transporte</text:p>
            </text:list-item>
          </text:list>
        </text:list-item>
        <text:list-item>
          <text:p text:style-name="P46">Apresentação do percurso que um estafeta deve usar para realizar a encomenda (<text:span text:style-name="T31">as duas componentes do percurso são apresentadas com cores diferentes, no entanto se houver sobreposição de caminhos apenas uma das cores será apresentada) </text:span></text:p>
        </text:list-item>
        <text:list-item>
          <text:p text:style-name="P50">Apresentação de estatísticas sobre o programa através do menu de análise de conectividade</text:p>
          <text:p text:style-name="P77"/>
          <text:p text:style-name="P46"/>
        </text:list-item>
      </text:list>
      <text:p text:style-name="P19">Estruturas de dados utilizadas</text:p>
      <text:p text:style-name="P19"/>
      <text:p text:style-name="P15"><text:span text:style-name="T11"><text:tab/></text:span><text:span text:style-name="T17">No programa foram usadas várias estruturas de dados. A mais usada são vetores, estes são usados no grafo para armazenar arestas e vértices e no resto do programa </text:span><text:span text:style-name="T18">para armazenar clientes, estafetas, pratos, encomendas, pratos e outros elementos. Para armazenar trajetos são usados </text:span><text:span text:style-name="T15">deques</text:span><text:span text:style-name="T18"> visto que a reconstituição de um percurso é feita do fim para o início e esta estrutura permite inserções no início, removendo a necessidade de inverter um vetor. Por fim, é usado um mapa, uma vez que é frequentemente necessário aceder a um vértice no grafo tendo o seu ID </text:span><text:span text:style-name="T19">(fornecido no ficheiro de texto a partir do qual é gerado o grafo) esta estrutura é usada para obter o índice a utilizar para aceder a um nó no vetor de vértices, usando o ID do mesmo como chave.</text:span></text:p>
      <text:p text:style-name="P47"/>
      <text:p text:style-name="P22"><text:span text:style-name="T13">A</text:span><text:span text:style-name="T12">lgoritmos implementados</text:span></text:p>
      <text:p text:style-name="P51"/>
      <text:p text:style-name="P22"><text:span text:style-name="T12"><text:tab/></text:span><text:span text:style-name="T16">O algoritmos que acabamos por implementar para cálculo de caminhos foi o algoritmos de Dijkstra (não bidirecional) com pequenas modificações em relação à implementação das aulas práticas:</text:span></text:p>
      <text:p text:style-name="P22"><text:span text:style-name="T16"/></text:p>
      <text:p text:style-name="P22"><text:span text:style-name="T16"><text:tab/></text:span><text:span text:style-name="T12">dijkstraShortestPath(origin):</text:span></text:p>
      <text:p text:style-name="P22"><text:span text:style-name="T16"><text:tab/></text:span><text:span text:style-name="T5">s ← initSingleSource</text:span><text:span text:style-name="T6">(origin) //procura o vértice com o conteúdo origin</text:span></text:p>
      <text:p text:style-name="P52"><text:tab/>q ← {} //inicializar lista de prioridade, começa por estar vazia</text:p>
      <text:p text:style-name="P23"><text:span text:style-name="T6"><text:tab/>inserir(q,s) //insere </text:span><text:span text:style-name="T7">s</text:span><text:span text:style-name="T6"> na fila </text:span><text:span text:style-name="T7">q</text:span></text:p>
      <text:p text:style-name="P16"><text:span text:style-name="T7"><text:tab/></text:span><text:span text:style-name="T8">Enquanto q </text:span><text:span text:style-name="T33">≠</text:span><text:span text:style-name="T32"> </text:span><text:span text:style-name="T33">{} fazer:</text:span></text:p>
      <text:p text:style-name="P55"><text:tab/><text:tab/>v ← extrairMinimo(q)</text:p>
      <text:p text:style-name="P16"><text:span text:style-name="T33"><text:tab/><text:tab/></text:span><text:span text:style-name="T41">se</text:span><text:span text:style-name="T34"> visitado(v) = false </text:span><text:span text:style-name="T41">então</text:span><text:span text:style-name="T34"> visitado(v) </text:span><text:span text:style-name="T37">← </text:span><text:span text:style-name="T34"><text:s/>true</text:span></text:p>
      <text:p text:style-name="P16"><text:span text:style-name="T34"><text:tab/><text:tab/></text:span><text:span text:style-name="T41">por cada</text:span><text:span text:style-name="T47"> e </text:span><text:span text:style-name="T34">pertencente às arestas adjacentes a </text:span><text:span text:style-name="T47">v</text:span><text:span text:style-name="T34"> </text:span><text:span text:style-name="T41">fazer</text:span></text:p>
      <text:p text:style-name="P16"><text:span text:style-name="T41"><text:tab/><text:tab/><text:tab/>se</text:span><text:span text:style-name="T34"> temObras(e) </text:span><text:span text:style-name="T42">então</text:span><text:span text:style-name="T34"> continua para a próxima iteração</text:span></text:p>
      <text:p text:style-name="P16"><text:span text:style-name="T34"><text:tab/><text:tab/><text:tab/>distAntiga ← </text:span><text:span text:style-name="T35">distância(destino(e))</text:span></text:p>
      <text:p text:style-name="P16"><text:span text:style-name="T35"><text:tab/><text:tab/><text:tab/></text:span><text:span text:style-name="T42">se </text:span><text:span text:style-name="T35">distAntiga &gt; (distância(v) + peso(e)) </text:span><text:span text:style-name="T42">então</text:span></text:p>
      <text:p text:style-name="P56"><text:tab/><text:tab/><text:tab/><text:tab/>distância(destino(e)) ← (distância(v) + peso(e))</text:p>
      <text:p text:style-name="P56"><text:tab/><text:tab/><text:tab/><text:tab/>caminho(destino(e)) ← v</text:p>
      <text:p text:style-name="P16"><text:span text:style-name="T35"><text:tab/><text:tab/><text:tab/></text:span><text:span text:style-name="T42">se </text:span><text:span text:style-name="T35">visitado(destino(e)) = false </text:span><text:span text:style-name="T42">então</text:span></text:p>
      <text:p text:style-name="P16"><text:span text:style-name="T35"><text:tab/><text:tab/><text:tab/><text:tab/></text:span><text:span text:style-name="T42">se </text:span><text:span text:style-name="T35">distAntiga = </text:span><text:span text:style-name="T48">∞</text:span><text:span text:style-name="T35"> </text:span><text:span text:style-name="T42">então </text:span><text:span text:style-name="T35">inserir(q,destino(e))</text:span></text:p>
      <text:p text:style-name="P16"><text:span text:style-name="T35"><text:tab/><text:tab/><text:tab/><text:tab/></text:span><text:span text:style-name="T43">senão </text:span><text:span text:style-name="T36">reduzirChave(q,destino(e))</text:span></text:p>
      <text:p text:style-name="P57"/>
      <text:p text:style-name="P58"/>
      <text:p text:style-name="P58"><text:soft-page-break/>Também foi implementada uma versão modificada de DFS (pesquisa em profundidade) <text:span text:style-name="T64">para análise de conectividade</text:span>:</text:p>
      <text:p text:style-name="P58"/>
      <text:p text:style-name="P66">dfs():</text:p>
      <text:p text:style-name="P60">res ← {}</text:p>
      <text:p text:style-name="P24"><text:span text:style-name="T49">por cada </text:span><text:span text:style-name="T61">i </text:span><text:span text:style-name="T54">pertencente ao conjunto de vértices do grafo </text:span><text:span text:style-name="T49">fazer</text:span></text:p>
      <text:p text:style-name="P24"><text:span text:style-name="T54"><text:tab/>visit</text:span><text:span text:style-name="T55">a</text:span><text:span text:style-name="T54">d</text:span><text:span text:style-name="T55">o</text:span><text:span text:style-name="T54">(i) ← false</text:span></text:p>
      <text:p text:style-name="P60"><text:tab/>pontoDeArticulação(i) ← false</text:p>
      <text:p text:style-name="P24"><text:span text:style-name="T49">por cada </text:span><text:span text:style-name="T61">i </text:span><text:span text:style-name="T54">pertencente ao conjunto de vértices do grafo </text:span><text:span text:style-name="T49">fazer</text:span></text:p>
      <text:p text:style-name="P24"><text:span text:style-name="T54"><text:tab/>contador</text:span><text:span text:style-name="T55">Visitas ← 0</text:span></text:p>
      <text:p text:style-name="P24"><text:span text:style-name="T55"><text:tab/></text:span><text:span text:style-name="T51">se </text:span><text:span text:style-name="T56">visitado(i) </text:span><text:span text:style-name="T51">então</text:span></text:p>
      <text:p text:style-name="P24"><text:span text:style-name="T51"><text:tab/><text:tab/></text:span><text:span text:style-name="T56">éRaíz(i) ← true</text:span></text:p>
      <text:p text:style-name="P61"><text:tab/><text:tab/>dfsVisit(i,res)</text:p>
      <text:p text:style-name="P62"><text:tab/><text:tab/>éRaíz(i) ← false</text:p>
      <text:p text:style-name="P25"><text:span text:style-name="T56"><text:tab/></text:span><text:span text:style-name="T51">se </text:span><text:span text:style-name="T56">contadorVisitas </text:span><text:span text:style-name="T59">= (número de vértices no grafo) </text:span><text:span text:style-name="T60">então</text:span></text:p>
      <text:p text:style-name="P59"><text:tab/><text:tab/> o grafo é conexo</text:p>
      <text:p text:style-name="P17"><text:span text:style-name="T44">d</text:span><text:span text:style-name="T45">evolver </text:span><text:span text:style-name="T39">res </text:span></text:p>
      <text:p text:style-name="P59"/>
      <text:p text:style-name="P26"><text:span text:style-name="T50">d</text:span><text:span text:style-name="T49">fsVisit(v, res):</text:span></text:p>
      <text:p text:style-name="P62">visitado(v) ← true</text:p>
      <text:p text:style-name="P62">contadorVisitas ← contadorVisitas + 1</text:p>
      <text:p text:style-name="P62">num(v) ← contadorVisitas</text:p>
      <text:p text:style-name="P63">low(v) ← num(v)</text:p>
      <text:p text:style-name="P63">inserir(res,conteúdo(v))</text:p>
      <text:p text:style-name="P27"><text:span text:style-name="T49">por cada</text:span><text:span text:style-name="T54"> </text:span><text:span text:style-name="T61">i </text:span><text:span text:style-name="T54">pertencente às arestas que partem de </text:span><text:span text:style-name="T61">v </text:span><text:span text:style-name="T49">fazer</text:span></text:p>
      <text:p text:style-name="P27"><text:span text:style-name="T49"><text:tab/>se </text:span><text:span text:style-name="T54">éInversa(i) </text:span><text:span text:style-name="T52">então</text:span><text:span text:style-name="T57"> </text:span></text:p>
      <text:p text:style-name="P64"><text:tab/><text:tab/>continua para a próxima iteração</text:p>
      <text:p text:style-name="P65"><text:tab/>//como todas as arestas são bidirecionais temos que eliminar as arestas </text:p>
      <text:p text:style-name="P65"><text:tab/>//inversas para evitar que um nó “filho” volte imediatamente para o seu </text:p>
      <text:p text:style-name="P65"><text:tab/>//”pai” na árvore</text:p>
      <text:p text:style-name="P28"><text:span text:style-name="T57"><text:tab/></text:span><text:span text:style-name="T52">se </text:span><text:span text:style-name="T57">éRaíz(v) = true </text:span><text:span text:style-name="T52">e </text:span><text:span text:style-name="T57">não estamos na primeira aresta </text:span><text:span text:style-name="T62">i </text:span><text:span text:style-name="T57"><text:s/>do conjunto de <text:tab/>arestas que partem de </text:span><text:span text:style-name="T62">v </text:span><text:span text:style-name="T52">e </text:span><text:span text:style-name="T57">visitado(destino(i)) = false </text:span><text:span text:style-name="T52">então </text:span></text:p>
      <text:p text:style-name="P28"><text:span text:style-name="T52"><text:tab/><text:tab/></text:span><text:span text:style-name="T57">pontoDeArticulação(v) ← true</text:span></text:p>
      <text:p text:style-name="P28"><text:span text:style-name="T57"><text:tab/></text:span><text:span text:style-name="T52">se </text:span><text:span text:style-name="T57">visitado(destino(i)) = false </text:span><text:span text:style-name="T52">então</text:span></text:p>
      <text:p text:style-name="P28"><text:span text:style-name="T52"><text:tab/><text:tab/></text:span><text:span text:style-name="T57">dfsVisit(destino(i),res)</text:span></text:p>
      <text:p text:style-name="P28"><text:span text:style-name="T57"><text:tab/></text:span><text:span text:style-name="T58">low(v) ← <text:s/>min(num(destino(i)),low(destino(i)))</text:span></text:p>
      <text:p text:style-name="P18"><text:span text:style-name="T40"><text:tab/></text:span><text:span text:style-name="T46">se </text:span><text:span text:style-name="T40">low(destino(i)) </text:span><text:span text:style-name="T38">≥ num(v)</text:span><text:span text:style-name="T40"> </text:span><text:span text:style-name="T46">e </text:span><text:span text:style-name="T40">éRaíz(v) = false </text:span><text:span text:style-name="T46">então</text:span></text:p>
      <text:p text:style-name="P18"><text:span text:style-name="T46"><text:tab/><text:tab/></text:span><text:span text:style-name="T40">pontoDeArticulação(v) ← true</text:span></text:p>
      <text:p text:style-name="P18"><text:span text:style-name="T40"/></text:p>
      <text:p text:style-name="P69"><text:span text:style-name="T53">A</text:span><text:span text:style-name="T49">nálise de complexidade dos algoritmos</text:span></text:p>
      <text:p text:style-name="P69"><text:span text:style-name="T49"/></text:p>
      <text:list xml:id="list2267828640" text:style-name="L7">
        <text:list-item>
          <text:p text:style-name="P70"><text:span text:style-name="T49">Análise teórica</text:span></text:p>
        </text:list-item>
      </text:list>
      <text:p text:style-name="P54"><text:span text:style-name="T63">Para o algoritmo de Dijkstra</text:span></text:p>
      <text:p text:style-name="P53"><text:span text:style-name="T63"/></text:p>
      <text:p text:style-name="P53"><text:span text:style-name="T63"/></text:p>
      <text:p text:style-name="P21"><text:soft-page-break/><text:span text:style-name="T13">A</text:span><text:span text:style-name="T12">nálise de conectividade</text:span></text:p>
      <text:p text:style-name="P20"/>
      <text:p text:style-name="P21"><text:span text:style-name="T12"><text:tab/></text:span><text:span text:style-name="T16">Usando os ficheiros “full” com o mapa do Porto fornecidos no Moodle e assumindo que todas as arestas fornecidas são bidirecionais, o grafo obtido não é conexo. Relativamente a pontos de articulação foram encontrados 6405 </text:span><text:span text:style-name="T20">(dada a elevada quantidade não serão listados aqui mas é possível obter uma listagem no programa). Infelizmente, não pudemos analisar outros aspetos da conectividade do grafo. A informação aqui exposta pode ser consultada através de uma opção no menu principal do programa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33" text:outline-level="1"><text:bookmark-start text:name="_Toc38473777"/>Conclusão<text:bookmark-end text:name="_Toc38473777"/></text:h>
      <text:p text:style-name="Normal"/>
      <text:p text:style-name="Normal"/>
      <text:p text:style-name="P14"><text:span text:style-name="Tipo_20_de_20_letra_20_predefinido_20_do_20_parágrafo"><text:span text:style-name="T12"><text:tab/>Em suma, o foco do trabalho envolve o cálculo de dois percursos mais curtos (um do estafeta para o restaurante e outro do restaurante para o cliente). Isto pode ser feito usando os dois algoritmos mencionados anteriormente numa implementação bidirecional, sendo que o algoritmo A* tende a ser mais eficiente e, neste caso, de acordo com a informação fornecida nas aulas teóricas, garante o resultado ótimo.</text:span></text:span></text:p>
      <text:p text:style-name="P31"><text:span text:style-name="Tipo_20_de_20_letra_20_predefinido_20_do_20_parágrafo"><text:span text:style-name="T10"><text:tab/></text:span></text:span><text:span text:style-name="Tipo_20_de_20_letra_20_predefinido_20_do_20_parágrafo"><text:span text:style-name="T12">Relativamente à participação na elaboração do relatório, os três elementos do grupo contribuíram de forma semelhante, seja na construção do texto, na discussão de ideias ou na identificação de possíveis soluções.</text:span></text:span></text:p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h text:style-name="P33" text:outline-level="1"><text:bookmark-start text:name="_Toc38473778"/>Bibliografia<text:bookmark-end text:name="_Toc38473778"/></text:h>
      <text:p text:style-name="Normal"/>
      <text:p text:style-name="Normal"/>
      <text:list xml:id="list1283349764" text:style-name="L6">
        <text:list-item>
          <text:p text:style-name="P43"><text:span text:style-name="Tipo_20_de_20_letra_20_predefinido_20_do_20_parágrafo"><text:span text:style-name="T12">Slides usados pelo professor durante as aulas teóricas</text:span></text:span></text:p>
        </text:list-item>
        <text:list-item>
          <text:p text:style-name="P43"><text:span text:style-name="Tipo_20_de_20_letra_20_predefinido_20_do_20_parágrafo"><text:span text:style-name="T12">Vídeo explicativo sobre o algoritmo A* (</text:span></text:span><text:a xlink:type="simple" xlink:href="https://youtu.be/ySN5Wnu88nE" office:target-frame-name="_top" xlink:show="replace" text:style-name="Internet_20_link" text:visited-style-name="Visited_20_Internet_20_Link"><text:span text:style-name="Tipo_20_de_20_letra_20_predefinido_20_do_20_parágrafo"><text:span text:style-name="T1">https://youtu.be/ySN5Wnu88nE</text:span></text:span></text:a><text:span text:style-name="Tipo_20_de_20_letra_20_predefinido_20_do_20_parágrafo"><text:span text:style-name="T12">)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abeçalho_20_do_20_Índice" style:display-name="Cabeçalho do Índice" style:family="paragraph" style:parent-style-name="Heading_20_1" style:next-style-name="Normal" style:default-outline-level="" style:list-style-name="">
      <style:paragraph-properties fo:line-height="107%" fo:hyphenation-ladder-count="no-limit" style:vertical-align="auto"/>
      <style:text-properties style:letter-kerning="false" style:language-asian="pt" style:country-asian="PT" style:font-name-complex="Times New Roman" style:font-family-complex="'Times New Roman'" style:font-family-generic-complex="roman" style:font-pitch-complex="variable" style:font-size-complex="16pt" style:language-complex="ar" style:country-complex="SA" fo:hyphenate="true"/>
    </style:style>
    <style:style style:name="Texto_20_de_20_nota_20_de_20_rodapé" style:display-name="Texto de nota de rodapé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Index_20_1" style:display-name="Index 1" style:family="paragraph" style:parent-style-name="Normal" style:next-style-name="Normal" style:auto-update="true" style:class="index">
      <style:paragraph-properties fo:margin-top="0cm" fo:margin-bottom="0.176cm" loext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Index_20_2" style:display-name="Index 2" style:family="paragraph" style:parent-style-name="Normal" style:next-style-name="Normal" style:auto-update="true" style:class="index">
      <style:paragraph-properties fo:margin-left="0.423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ipo_20_de_20_letra_20_predefinido_20_do_20_parágrafo" style:display-name="Tipo de letra predefinido do parágraf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1_20_Caráter" style:display-name="Título 1 Caráter" style:family="text" style:parent-style-name="Tipo_20_de_20_letra_20_predefinido_20_do_20_parágrafo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Texto_20_de_20_nota_20_de_20_rodapé_20_Caráter" style:display-name="Texto de nota de rodapé Caráter" style:family="text" style:parent-style-name="Tipo_20_de_20_letra_20_predefinido_20_do_20_parágrafo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Ref._20_de_20_nota_20_de_20_rodapé" style:display-name="Ref. de nota de rodapé" style:family="text" style:parent-style-name="Tipo_20_de_20_letra_20_predefinido_20_do_20_parágrafo">
      <style:text-properties style:text-position="super 67%"/>
    </style:style>
    <style:style style:name="Cabeçalho_20_Caráter" style:display-name="Cabeçalho Caráter" style:family="text" style:parent-style-name="Tipo_20_de_20_letra_20_predefinido_20_do_20_parágrafo">
      <style:text-properties style:font-name-complex="Mangal" style:font-family-complex="Mangal" style:font-family-generic-complex="roman" style:font-pitch-complex="variable" style:font-size-complex="10.5pt"/>
    </style:style>
    <style:style style:name="Rodapé_20_Caráter" style:display-name="Rodapé Caráter" style:family="text" style:parent-style-name="Tipo_20_de_20_letra_20_predefinido_20_do_20_parágrafo">
      <style:text-properties style:font-name-complex="Mangal" style:font-family-complex="Mangal" style:font-family-generic-complex="roman" style:font-pitch-complex="variable" style:font-size-complex="10.5pt"/>
    </style:style>
    <style:style style:name="Título_20_2_20_Caráter" style:display-name="Título 2 Caráter" style:family="text" style:parent-style-name="Tipo_20_de_20_letra_20_predefinido_20_do_20_parágrafo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Hiperligação" style:family="text" style:parent-style-name="Tipo_20_de_20_letra_20_predefinido_20_do_20_pará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.459cm" fo:text-align="end" style:justify-single-word="false" fo:text-indent="0cm" style:auto-text-indent="false">
        <style:tab-stops>
          <style:tab-stop style:position="8.026cm" style:type="center"/>
          <style:tab-stop style:position="10.262cm"/>
        </style:tab-stops>
      </style:paragraph-properties>
    </style:style>
    <style:style style:name="MT1" style:family="text">
      <style:text-properties style:font-name="Arial" fo:letter-spacing="0.106cm" style:font-name-complex="Arial"/>
    </style:style>
    <style:style style:name="MT2" style:family="text">
      <style:text-properties fo:color="#8496b0"/>
    </style:style>
    <style:style style:name="MT3" style:family="text">
      <style:text-properties fo:color="#323e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Tipo_20_de_20_letra_20_predefinido_20_do_20_parágrafo"><text:span text:style-name="MT1">Página</text:span></text:span><text:span text:style-name="Tipo_20_de_20_letra_20_predefinido_20_do_20_parágrafo"><text:span text:style-name="MT2"> </text:span></text:span><text:span text:style-name="Tipo_20_de_20_letra_20_predefinido_20_do_20_parágrafo"><text:span text:style-name="MT3"><text:page-number text:select-page="current">12</text:page-number></text:span></text:span><text:span text:style-name="Tipo_20_de_20_letra_20_predefinido_20_do_20_parágrafo"><text:span text:style-name="MT3"><text:s/>| 8</text:span></text:span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20-04-14T21:19:00Z</meta:creation-date>
    <dc:date>2020-05-24T21:27:57.547054064</dc:date>
    <meta:print-date>2020-04-22T17:59:00Z</meta:print-date>
    <meta:editing-cycles>52</meta:editing-cycles>
    <meta:editing-duration>PT4H25M11S</meta:editing-duration>
    <meta:document-statistic meta:table-count="0" meta:image-count="1" meta:object-count="3" meta:page-count="12" meta:paragraph-count="156" meta:word-count="1729" meta:character-count="10777" meta:non-whitespace-character-count="9172"/>
    <meta:template xlink:type="simple" xlink:actuate="onRequest" xlink:title="" xlink:href="Normal"/>
  </office:meta>
</office:document-meta>
</file>

<file path=Object 1/content.xml><?xml version="1.0" encoding="utf-8"?>
<math xmlns="http://www.w3.org/1998/Math/MathML" display="block">
  <semantics>
    <mrow>
      <mi>e</mi>
      <mi mathvariant="normal">∈</mi>
      <mi>E</mi>
    </mrow>
    <annotation encoding="StarMath 5.0">{e  func ∈ E}</annotation>
  </semantics>
</math>
</file>

<file path=Object 2/content.xml><?xml version="1.0" encoding="utf-8"?>
<math xmlns="http://www.w3.org/1998/Math/MathML" display="block">
  <semantics>
    <mrow>
      <mi>v</mi>
      <mi mathvariant="normal">∈</mi>
      <mi>V</mi>
    </mrow>
    <annotation encoding="StarMath 5.0">{v  func ∈ V}</annotation>
  </semantics>
</math>
</file>

<file path=Object 3/content.xml><?xml version="1.0" encoding="utf-8"?>
<math xmlns="http://www.w3.org/1998/Math/MathML" display="block">
  <semantics>
    <mrow>
      <mi>i</mi>
      <mi mathvariant="normal">∈</mi>
      <mi>p</mi>
      <mi>a</mi>
      <mi>t</mi>
      <mi>h</mi>
      <mi>,</mi>
      <mi>j</mi>
      <mi mathvariant="normal">∈</mi>
      <mi>p</mi>
      <mi>a</mi>
      <mi>t</mi>
      <mi>h</mi>
    </mrow>
    <annotation encoding="StarMath 5.0">{i  func ∈ p a t h ,j  func ∈ p a t h}</annotation>
  </semantics>
</math>
</file>